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Normal_32_4" style:data-style-name="N0">
      <style:table-cell-properties style:vertical-align="automatic" fo:background-color="transparent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9434970" table:style-name="ce7">
            <text:p>9.434.97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28900" table:style-name="ce7">
            <text:p>1.528.900</text:p>
          </table:table-cell>
          <table:table-cell office:value-type="float" office:value="333500" table:style-name="ce8">
            <text:p>333.500</text:p>
          </table:table-cell>
          <table:table-cell office:value-type="float" office:value="13316870" table:style-name="ce9">
            <text:p>13.316.870</text:p>
          </table:table-cell>
          <table:table-cell office:value-type="float" office:value="12759527" table:style-name="ce9">
            <text:p>12.759.527</text:p>
          </table:table-cell>
          <table:table-cell office:value-type="percentage" office:value="0.9581475977463173" table:style-name="ce10">
            <text:p>95,8%</text:p>
          </table:table-cell>
          <table:table-cell office:value-type="float" office:value="6799161" table:style-name="ce8">
            <text:p>6.799.161</text:p>
          </table:table-cell>
          <table:table-cell office:value-type="float" office:value="6615499" table:style-name="ce8">
            <text:p>6.615.499</text:p>
          </table:table-cell>
          <table:table-cell office:value-type="float" office:value="43990" table:style-name="ce8">
            <text:p>43.990</text:p>
          </table:table-cell>
          <table:table-cell office:value-type="date" office:date-value="2021-10-06T00:00:00" table:style-name="ce11">
            <text:p>0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531845" table:style-name="ce7">
            <text:p>1.531.845</text:p>
          </table:table-cell>
          <table:table-cell office:value-type="float" office:value="275200" table:style-name="ce7">
            <text:p>275.200</text:p>
          </table:table-cell>
          <table:table-cell office:value-type="float" office:value="265100" table:style-name="ce7">
            <text:p>265.100</text:p>
          </table:table-cell>
          <table:table-cell office:value-type="float" office:value="64700" table:style-name="ce13">
            <text:p>64.700</text:p>
          </table:table-cell>
          <table:table-cell office:value-type="float" office:value="2136845" table:style-name="ce14">
            <text:p>2.136.845</text:p>
          </table:table-cell>
          <table:table-cell office:value-type="float" office:value="1988817" table:style-name="ce14">
            <text:p>1.988.817</text:p>
          </table:table-cell>
          <table:table-cell office:value-type="percentage" office:value="0.93072590665209687" table:style-name="ce15">
            <text:p>93,1%</text:p>
          </table:table-cell>
          <table:table-cell office:value-type="float" office:value="1061556" table:style-name="ce13">
            <text:p>1.061.556</text:p>
          </table:table-cell>
          <table:table-cell office:value-type="float" office:value="1038894" table:style-name="ce13">
            <text:p>1.038.894</text:p>
          </table:table-cell>
          <table:table-cell office:value-type="float" office:value="14312" table:style-name="ce13">
            <text:p>14.312</text:p>
          </table:table-cell>
          <table:table-cell office:value-type="date" office:date-value="2021-10-06T00:00:00" table:style-name="ce16">
            <text:p>0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224725" table:style-name="ce7">
            <text:p>1.224.725</text:p>
          </table:table-cell>
          <table:table-cell office:value-type="float" office:value="162000" table:style-name="ce7">
            <text:p>162.00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650625" table:style-name="ce14">
            <text:p>1.650.625</text:p>
          </table:table-cell>
          <table:table-cell office:value-type="float" office:value="1664448" table:style-name="ce14">
            <text:p>1.664.448</text:p>
          </table:table-cell>
          <table:table-cell office:value-type="percentage" office:value="1.0083744036349866" table:style-name="ce15">
            <text:p>100,8%</text:p>
          </table:table-cell>
          <table:table-cell office:value-type="float" office:value="871869" table:style-name="ce13">
            <text:p>871.869</text:p>
          </table:table-cell>
          <table:table-cell office:value-type="float" office:value="860740" table:style-name="ce13">
            <text:p>860.740</text:p>
          </table:table-cell>
          <table:table-cell office:value-type="float" office:value="5629" table:style-name="ce13">
            <text:p>5.629</text:p>
          </table:table-cell>
          <table:table-cell office:value-type="date" office:date-value="2021-10-06T00:00:00" table:style-name="ce16">
            <text:p>0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72150" table:style-name="ce7">
            <text:p>1.272.150</text:p>
          </table:table-cell>
          <table:table-cell office:value-type="float" office:value="305100" table:style-name="ce7">
            <text:p>305.100</text:p>
          </table:table-cell>
          <table:table-cell office:value-type="float" office:value="256400" table:style-name="ce7">
            <text:p>256.400</text:p>
          </table:table-cell>
          <table:table-cell office:value-type="float" office:value="57600" table:style-name="ce13">
            <text:p>57.600</text:p>
          </table:table-cell>
          <table:table-cell office:value-type="float" office:value="1891250" table:style-name="ce14">
            <text:p>1.891.250</text:p>
          </table:table-cell>
          <table:table-cell office:value-type="float" office:value="1586235" table:style-name="ce14">
            <text:p>1.586.235</text:p>
          </table:table-cell>
          <table:table-cell office:value-type="percentage" office:value="0.8387230667547918" table:style-name="ce15">
            <text:p>83,9%</text:p>
          </table:table-cell>
          <table:table-cell office:value-type="float" office:value="849656" table:style-name="ce13">
            <text:p>849.656</text:p>
          </table:table-cell>
          <table:table-cell office:value-type="float" office:value="829982" table:style-name="ce13">
            <text:p>829.982</text:p>
          </table:table-cell>
          <table:table-cell office:value-type="float" office:value="0" table:style-name="ce13">
            <text:p>0</text:p>
          </table:table-cell>
          <table:table-cell office:value-type="date" office:date-value="2021-10-06T00:00:00" table:style-name="ce16">
            <text:p>0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358690" table:style-name="ce7">
            <text:p>2.358.69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22840" table:style-name="ce14">
            <text:p>3.522.840</text:p>
          </table:table-cell>
          <table:table-cell office:value-type="float" office:value="3124143" table:style-name="ce14">
            <text:p>3.124.143</text:p>
          </table:table-cell>
          <table:table-cell office:value-type="percentage" office:value="0.88682511837040567" table:style-name="ce15">
            <text:p>88,7%</text:p>
          </table:table-cell>
          <table:table-cell office:value-type="float" office:value="1664938" table:style-name="ce13">
            <text:p>1.664.938</text:p>
          </table:table-cell>
          <table:table-cell office:value-type="float" office:value="1618781" table:style-name="ce13">
            <text:p>1.618.781</text:p>
          </table:table-cell>
          <table:table-cell office:value-type="float" office:value="9505" table:style-name="ce13">
            <text:p>9.505</text:p>
          </table:table-cell>
          <table:table-cell office:value-type="date" office:date-value="2021-10-06T00:00:00" table:style-name="ce16">
            <text:p>0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727305" table:style-name="ce7">
            <text:p>727.305</text:p>
          </table:table-cell>
          <table:table-cell office:value-type="float" office:value="114900" table:style-name="ce7">
            <text:p>114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4950" table:style-name="ce13">
            <text:p>24.950</text:p>
          </table:table-cell>
          <table:table-cell office:value-type="float" office:value="992355" table:style-name="ce14">
            <text:p>992.355</text:p>
          </table:table-cell>
          <table:table-cell office:value-type="float" office:value="912891" table:style-name="ce14">
            <text:p>912.891</text:p>
          </table:table-cell>
          <table:table-cell office:value-type="percentage" office:value="0.91992381758544073" table:style-name="ce15">
            <text:p>92,0%</text:p>
          </table:table-cell>
          <table:table-cell office:value-type="float" office:value="480112" table:style-name="ce13">
            <text:p>480.112</text:p>
          </table:table-cell>
          <table:table-cell office:value-type="float" office:value="471360" table:style-name="ce13">
            <text:p>471.360</text:p>
          </table:table-cell>
          <table:table-cell office:value-type="float" office:value="5045" table:style-name="ce13">
            <text:p>5.045</text:p>
          </table:table-cell>
          <table:table-cell office:value-type="date" office:date-value="2021-10-06T00:00:00" table:style-name="ce16">
            <text:p>0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916525" table:style-name="ce7">
            <text:p>2.916.525</text:p>
          </table:table-cell>
          <table:table-cell office:value-type="float" office:value="412400" table:style-name="ce7">
            <text:p>412.400</text:p>
          </table:table-cell>
          <table:table-cell office:value-type="float" office:value="481200" table:style-name="ce7">
            <text:p>481.200</text:p>
          </table:table-cell>
          <table:table-cell office:value-type="float" office:value="102200" table:style-name="ce13">
            <text:p>102.200</text:p>
          </table:table-cell>
          <table:table-cell office:value-type="float" office:value="3912325" table:style-name="ce14">
            <text:p>3.912.325</text:p>
          </table:table-cell>
          <table:table-cell office:value-type="float" office:value="3747347" table:style-name="ce14">
            <text:p>3.747.347</text:p>
          </table:table-cell>
          <table:table-cell office:value-type="percentage" office:value="0.95783121289770146" table:style-name="ce15">
            <text:p>95,8%</text:p>
          </table:table-cell>
          <table:table-cell office:value-type="float" office:value="1993845" table:style-name="ce13">
            <text:p>1.993.845</text:p>
          </table:table-cell>
          <table:table-cell office:value-type="float" office:value="1950069" table:style-name="ce13">
            <text:p>1.950.069</text:p>
          </table:table-cell>
          <table:table-cell office:value-type="float" office:value="29179" table:style-name="ce13">
            <text:p>29.179</text:p>
          </table:table-cell>
          <table:table-cell office:value-type="date" office:date-value="2021-10-06T00:00:00" table:style-name="ce16">
            <text:p>0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330505" table:style-name="ce7">
            <text:p>2.330.505</text:p>
          </table:table-cell>
          <table:table-cell office:value-type="float" office:value="446800" table:style-name="ce7">
            <text:p>446.800</text:p>
          </table:table-cell>
          <table:table-cell office:value-type="float" office:value="394900" table:style-name="ce7">
            <text:p>394.900</text:p>
          </table:table-cell>
          <table:table-cell office:value-type="float" office:value="95075" table:style-name="ce13">
            <text:p>95.075</text:p>
          </table:table-cell>
          <table:table-cell office:value-type="float" office:value="3267280" table:style-name="ce14">
            <text:p>3.267.280</text:p>
          </table:table-cell>
          <table:table-cell office:value-type="float" office:value="3000638" table:style-name="ce14">
            <text:p>3.000.638</text:p>
          </table:table-cell>
          <table:table-cell office:value-type="percentage" office:value="0.91839022061164022" table:style-name="ce15">
            <text:p>91,8%</text:p>
          </table:table-cell>
          <table:table-cell office:value-type="float" office:value="1610141" table:style-name="ce13">
            <text:p>1.610.141</text:p>
          </table:table-cell>
          <table:table-cell office:value-type="float" office:value="1544308" table:style-name="ce13">
            <text:p>1.544.308</text:p>
          </table:table-cell>
          <table:table-cell office:value-type="float" office:value="12866" table:style-name="ce13">
            <text:p>12.866</text:p>
          </table:table-cell>
          <table:table-cell office:value-type="date" office:date-value="2021-10-06T00:00:00" table:style-name="ce16">
            <text:p>0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368460" table:style-name="ce7">
            <text:p>8.368.460</text:p>
          </table:table-cell>
          <table:table-cell office:value-type="float" office:value="1604900" table:style-name="ce7">
            <text:p>1.6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1863410" table:style-name="ce14">
            <text:p>11.863.410</text:p>
          </table:table-cell>
          <table:table-cell office:value-type="float" office:value="11020265" table:style-name="ce14">
            <text:p>11.020.265</text:p>
          </table:table-cell>
          <table:table-cell office:value-type="percentage" office:value="0.92892895044510815" table:style-name="ce15">
            <text:p>92,9%</text:p>
          </table:table-cell>
          <table:table-cell office:value-type="float" office:value="5913965" table:style-name="ce13">
            <text:p>5.913.965</text:p>
          </table:table-cell>
          <table:table-cell office:value-type="float" office:value="5747628" table:style-name="ce13">
            <text:p>5.747.628</text:p>
          </table:table-cell>
          <table:table-cell office:value-type="float" office:value="51666" table:style-name="ce13">
            <text:p>51.666</text:p>
          </table:table-cell>
          <table:table-cell office:value-type="date" office:date-value="2021-10-06T00:00:00" table:style-name="ce16">
            <text:p>0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5797540" table:style-name="ce7">
            <text:p>5.797.540</text:p>
          </table:table-cell>
          <table:table-cell office:value-type="float" office:value="1213650" table:style-name="ce7">
            <text:p>1.21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450" table:style-name="ce13">
            <text:p>213.450</text:p>
          </table:table-cell>
          <table:table-cell office:value-type="float" office:value="8088540" table:style-name="ce14">
            <text:p>8.088.540</text:p>
          </table:table-cell>
          <table:table-cell office:value-type="float" office:value="7603661" table:style-name="ce14">
            <text:p>7.603.661</text:p>
          </table:table-cell>
          <table:table-cell office:value-type="percentage" office:value="0.94005358198142064" table:style-name="ce15">
            <text:p>94,0%</text:p>
          </table:table-cell>
          <table:table-cell office:value-type="float" office:value="4055486" table:style-name="ce13">
            <text:p>4.055.486</text:p>
          </table:table-cell>
          <table:table-cell office:value-type="float" office:value="3974880" table:style-name="ce13">
            <text:p>3.974.880</text:p>
          </table:table-cell>
          <table:table-cell office:value-type="float" office:value="27663" table:style-name="ce13">
            <text:p>27.663</text:p>
          </table:table-cell>
          <table:table-cell office:value-type="date" office:date-value="2021-10-06T00:00:00" table:style-name="ce16">
            <text:p>0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226825" table:style-name="ce7">
            <text:p>1.226.825</text:p>
          </table:table-cell>
          <table:table-cell office:value-type="float" office:value="218200" table:style-name="ce7">
            <text:p>218.200</text:p>
          </table:table-cell>
          <table:table-cell office:value-type="float" office:value="186000" table:style-name="ce7">
            <text:p>186.000</text:p>
          </table:table-cell>
          <table:table-cell office:value-type="float" office:value="51750" table:style-name="ce13">
            <text:p>51.750</text:p>
          </table:table-cell>
          <table:table-cell office:value-type="float" office:value="1682775" table:style-name="ce14">
            <text:p>1.682.775</text:p>
          </table:table-cell>
          <table:table-cell office:value-type="float" office:value="1696943" table:style-name="ce14">
            <text:p>1.696.943</text:p>
          </table:table-cell>
          <table:table-cell office:value-type="percentage" office:value="1.0084194262453388" table:style-name="ce15">
            <text:p>100,8%</text:p>
          </table:table-cell>
          <table:table-cell office:value-type="float" office:value="894208" table:style-name="ce13">
            <text:p>894.208</text:p>
          </table:table-cell>
          <table:table-cell office:value-type="float" office:value="877847" table:style-name="ce13">
            <text:p>877.847</text:p>
          </table:table-cell>
          <table:table-cell office:value-type="float" office:value="13702" table:style-name="ce13">
            <text:p>13.702</text:p>
          </table:table-cell>
          <table:table-cell office:value-type="date" office:date-value="2021-10-06T00:00:00" table:style-name="ce16">
            <text:p>0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155029" table:style-name="ce7">
            <text:p>3.155.029</text:p>
          </table:table-cell>
          <table:table-cell office:value-type="float" office:value="507400" table:style-name="ce7">
            <text:p>50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4358529" table:style-name="ce14">
            <text:p>4.358.529</text:p>
          </table:table-cell>
          <table:table-cell office:value-type="float" office:value="4389596" table:style-name="ce14">
            <text:p>4.389.596</text:p>
          </table:table-cell>
          <table:table-cell office:value-type="percentage" office:value="1.0071278635521297" table:style-name="ce15">
            <text:p>100,7%</text:p>
          </table:table-cell>
          <table:table-cell office:value-type="float" office:value="2302746" table:style-name="ce13">
            <text:p>2.302.746</text:p>
          </table:table-cell>
          <table:table-cell office:value-type="float" office:value="2273343" table:style-name="ce13">
            <text:p>2.273.343</text:p>
          </table:table-cell>
          <table:table-cell office:value-type="float" office:value="22707" table:style-name="ce13">
            <text:p>22.707</text:p>
          </table:table-cell>
          <table:table-cell office:value-type="date" office:date-value="2021-10-06T00:00:00" table:style-name="ce16">
            <text:p>0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374465" table:style-name="ce7">
            <text:p>374.465</text:p>
          </table:table-cell>
          <table:table-cell office:value-type="float" office:value="67600" table:style-name="ce7">
            <text:p>67.600</text:p>
          </table:table-cell>
          <table:table-cell office:value-type="float" office:value="53300" table:style-name="ce7">
            <text:p>53.300</text:p>
          </table:table-cell>
          <table:table-cell office:value-type="float" office:value="15200" table:style-name="ce13">
            <text:p>15.200</text:p>
          </table:table-cell>
          <table:table-cell office:value-type="float" office:value="510565" table:style-name="ce14">
            <text:p>510.565</text:p>
          </table:table-cell>
          <table:table-cell office:value-type="float" office:value="475846" table:style-name="ce14">
            <text:p>475.846</text:p>
          </table:table-cell>
          <table:table-cell office:value-type="percentage" office:value="0.93199886400360388" table:style-name="ce15">
            <text:p>93,2%</text:p>
          </table:table-cell>
          <table:table-cell office:value-type="float" office:value="257831" table:style-name="ce13">
            <text:p>257.831</text:p>
          </table:table-cell>
          <table:table-cell office:value-type="float" office:value="252187" table:style-name="ce13">
            <text:p>252.187</text:p>
          </table:table-cell>
          <table:table-cell office:value-type="float" office:value="1073" table:style-name="ce13">
            <text:p>1.073</text:p>
          </table:table-cell>
          <table:table-cell office:value-type="date" office:date-value="2021-10-06T00:00:00" table:style-name="ce16">
            <text:p>0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7637679" table:style-name="ce7">
            <text:p>7.637.679</text:p>
          </table:table-cell>
          <table:table-cell office:value-type="float" office:value="1645800" table:style-name="ce7">
            <text:p>1.645.800</text:p>
          </table:table-cell>
          <table:table-cell office:value-type="float" office:value="1220900" table:style-name="ce7">
            <text:p>1.220.900</text:p>
          </table:table-cell>
          <table:table-cell office:value-type="float" office:value="321450" table:style-name="ce13">
            <text:p>321.450</text:p>
          </table:table-cell>
          <table:table-cell office:value-type="float" office:value="10825829" table:style-name="ce14">
            <text:p>10.825.829</text:p>
          </table:table-cell>
          <table:table-cell office:value-type="float" office:value="9757303" table:style-name="ce14">
            <text:p>9.757.303</text:p>
          </table:table-cell>
          <table:table-cell office:value-type="percentage" office:value="0.90129845945285114" table:style-name="ce15">
            <text:p>90,1%</text:p>
          </table:table-cell>
          <table:table-cell office:value-type="float" office:value="5294332" table:style-name="ce13">
            <text:p>5.294.332</text:p>
          </table:table-cell>
          <table:table-cell office:value-type="float" office:value="5149633" table:style-name="ce13">
            <text:p>5.149.633</text:p>
          </table:table-cell>
          <table:table-cell office:value-type="float" office:value="27568" table:style-name="ce13">
            <text:p>27.568</text:p>
          </table:table-cell>
          <table:table-cell office:value-type="date" office:date-value="2021-10-06T00:00:00" table:style-name="ce16">
            <text:p>0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398000" table:style-name="ce7">
            <text:p>3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407175" table:style-name="ce14">
            <text:p>2.407.175</text:p>
          </table:table-cell>
          <table:table-cell office:value-type="float" office:value="2206238" table:style-name="ce14">
            <text:p>2.206.238</text:p>
          </table:table-cell>
          <table:table-cell office:value-type="percentage" office:value="0.91652580306791154" table:style-name="ce15">
            <text:p>91,7%</text:p>
          </table:table-cell>
          <table:table-cell office:value-type="float" office:value="1182330" table:style-name="ce13">
            <text:p>1.182.330</text:p>
          </table:table-cell>
          <table:table-cell office:value-type="float" office:value="1144953" table:style-name="ce13">
            <text:p>1.144.953</text:p>
          </table:table-cell>
          <table:table-cell office:value-type="float" office:value="3261" table:style-name="ce13">
            <text:p>3.261</text:p>
          </table:table-cell>
          <table:table-cell office:value-type="date" office:date-value="2021-10-06T00:00:00" table:style-name="ce16">
            <text:p>0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734325" table:style-name="ce7">
            <text:p>734.32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046175" table:style-name="ce14">
            <text:p>1.046.175</text:p>
          </table:table-cell>
          <table:table-cell office:value-type="float" office:value="973795" table:style-name="ce14">
            <text:p>973.795</text:p>
          </table:table-cell>
          <table:table-cell office:value-type="percentage" office:value="0.93081463426291011" table:style-name="ce15">
            <text:p>93,1%</text:p>
          </table:table-cell>
          <table:table-cell office:value-type="float" office:value="524235" table:style-name="ce13">
            <text:p>524.235</text:p>
          </table:table-cell>
          <table:table-cell office:value-type="float" office:value="514086" table:style-name="ce13">
            <text:p>514.086</text:p>
          </table:table-cell>
          <table:table-cell office:value-type="float" office:value="3008" table:style-name="ce13">
            <text:p>3.008</text:p>
          </table:table-cell>
          <table:table-cell office:value-type="date" office:date-value="2021-10-06T00:00:00" table:style-name="ce16">
            <text:p>0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597220" table:style-name="ce7">
            <text:p>2.597.22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668820" table:style-name="ce14">
            <text:p>3.668.820</text:p>
          </table:table-cell>
          <table:table-cell office:value-type="float" office:value="3345719" table:style-name="ce14">
            <text:p>3.345.719</text:p>
          </table:table-cell>
          <table:table-cell office:value-type="percentage" office:value="0.91193326464639857" table:style-name="ce15">
            <text:p>91,2%</text:p>
          </table:table-cell>
          <table:table-cell office:value-type="float" office:value="1800058" table:style-name="ce13">
            <text:p>1.800.058</text:p>
          </table:table-cell>
          <table:table-cell office:value-type="float" office:value="1764638" table:style-name="ce13">
            <text:p>1.764.638</text:p>
          </table:table-cell>
          <table:table-cell office:value-type="float" office:value="10908" table:style-name="ce13">
            <text:p>10.908</text:p>
          </table:table-cell>
          <table:table-cell office:value-type="date" office:date-value="2021-10-06T00:00:00" table:style-name="ce16">
            <text:p>0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5580" table:style-name="ce7">
            <text:p>95.580</text:p>
          </table:table-cell>
          <table:table-cell office:value-type="float" office:value="22400" table:style-name="ce7">
            <text:p>22.400</text:p>
          </table:table-cell>
          <table:table-cell office:value-type="float" office:value="18100" table:style-name="ce7">
            <text:p>18.100</text:p>
          </table:table-cell>
          <table:table-cell office:value-type="float" office:value="4150" table:style-name="ce13">
            <text:p>4.150</text:p>
          </table:table-cell>
          <table:table-cell office:value-type="float" office:value="140230" table:style-name="ce14">
            <text:p>140.230</text:p>
          </table:table-cell>
          <table:table-cell office:value-type="float" office:value="112696" table:style-name="ce14">
            <text:p>112.696</text:p>
          </table:table-cell>
          <table:table-cell office:value-type="percentage" office:value="0.80365114454824216" table:style-name="ce15">
            <text:p>80,4%</text:p>
          </table:table-cell>
          <table:table-cell office:value-type="float" office:value="61811" table:style-name="ce13">
            <text:p>61.811</text:p>
          </table:table-cell>
          <table:table-cell office:value-type="float" office:value="58400" table:style-name="ce13">
            <text:p>58.400</text:p>
          </table:table-cell>
          <table:table-cell office:value-type="float" office:value="408" table:style-name="ce13">
            <text:p>408</text:p>
          </table:table-cell>
          <table:table-cell office:value-type="date" office:date-value="2021-10-06T00:00:00" table:style-name="ce16">
            <text:p>0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00956" table:style-name="ce14">
            <text:p>100.956</text:p>
          </table:table-cell>
          <table:table-cell office:value-type="percentage" office:value="0.71549255846917081" table:style-name="ce15">
            <text:p>71,5%</text:p>
          </table:table-cell>
          <table:table-cell office:value-type="float" office:value="56730" table:style-name="ce13">
            <text:p>56.730</text:p>
          </table:table-cell>
          <table:table-cell office:value-type="float" office:value="54040" table:style-name="ce13">
            <text:p>54.040</text:p>
          </table:table-cell>
          <table:table-cell office:value-type="float" office:value="0" table:style-name="ce13">
            <text:p>0</text:p>
          </table:table-cell>
          <table:table-cell office:value-type="date" office:date-value="2021-10-06T00:00:00" table:style-name="ce17">
            <text:p>0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2672" table:style-name="ce14">
            <text:p>172.672</text:p>
          </table:table-cell>
          <table:table-cell office:value-type="percentage" office:value="0.81357721049011011" table:style-name="ce15">
            <text:p>81,4%</text:p>
          </table:table-cell>
          <table:table-cell office:value-type="float" office:value="92611" table:style-name="ce13">
            <text:p>92.611</text:p>
          </table:table-cell>
          <table:table-cell office:value-type="float" office:value="86577" table:style-name="ce13">
            <text:p>86.577</text:p>
          </table:table-cell>
          <table:table-cell office:value-type="float" office:value="0" table:style-name="ce13">
            <text:p>0</text:p>
          </table:table-cell>
          <table:table-cell office:value-type="date" office:date-value="2021-10-06T00:00:00" table:style-name="ce17">
            <text:p>0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4810" table:style-name="ce7">
            <text:p>4.810</text:p>
          </table:table-cell>
          <table:table-cell office:value-type="float" office:value="0" table:style-name="ce7">
            <text:p>0</text:p>
          </table:table-cell>
          <table:table-cell office:value-type="float" office:value="4035" table:style-name="ce13">
            <text:p>4.035</text:p>
          </table:table-cell>
          <table:table-cell office:value-type="float" office:value="8845" table:style-name="ce14">
            <text:p>8.845</text:p>
          </table:table-cell>
          <table:table-cell office:value-type="float" office:value="6401" table:style-name="ce14">
            <text:p>6.401</text:p>
          </table:table-cell>
          <table:table-cell office:value-type="percentage" office:value="0.72368569813453931" table:style-name="ce15">
            <text:p>72,4%</text:p>
          </table:table-cell>
          <table:table-cell office:value-type="float" office:value="4833" table:style-name="ce13">
            <text:p>4.833</text:p>
          </table:table-cell>
          <table:table-cell office:value-type="float" office:value="4517" table:style-name="ce13">
            <text:p>4.517</text:p>
          </table:table-cell>
          <table:table-cell office:value-type="float" office:value="0" table:style-name="ce13">
            <text:p>0</text:p>
          </table:table-cell>
          <table:table-cell office:value-type="date" office:date-value="2021-10-06T00:00:00" table:style-name="ce17">
            <text:p>06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3616591" table:style-name="ce19">
            <text:p>53.616.591</text:p>
          </table:table-cell>
          <table:table-cell office:value-type="float" office:value="10752760" table:style-name="ce20">
            <text:p>10.752.760</text:p>
          </table:table-cell>
          <table:table-cell office:value-type="float" office:value="9111010" table:style-name="ce21">
            <text:p>9.111.010</text:p>
          </table:table-cell>
          <table:table-cell office:value-type="float" office:value="2164260" table:style-name="ce22">
            <text:p>2.164.260</text:p>
          </table:table-cell>
          <table:table-cell office:value-type="float" office:value="75644621" table:style-name="ce23">
            <text:p>75.644.621</text:p>
          </table:table-cell>
          <table:table-cell office:value-type="float" office:value="70646137" table:style-name="ce23">
            <text:p>70.646.137</text:p>
          </table:table-cell>
          <table:table-cell office:value-type="percentage" office:value="0.93392148795351881" table:style-name="ce24">
            <text:p>93,4%</text:p>
          </table:table-cell>
          <table:table-cell office:value-type="float" office:value="37772454" table:style-name="ce23">
            <text:p>37.772.454</text:p>
          </table:table-cell>
          <table:table-cell office:value-type="float" office:value="36832362" table:style-name="ce23">
            <text:p>36.832.362</text:p>
          </table:table-cell>
          <table:table-cell office:value-type="float" office:value="282490" table:style-name="ce23">
            <text:p>282.490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5"/>
        <table:table-column table:style-name="co6" table:number-columns-repeated="5" table:default-cell-style-name="ce25"/>
        <table:table-column table:style-name="co4" table:number-columns-repeated="2" table:default-cell-style-name="ce25"/>
        <table:table-column table:style-name="co3" table:number-columns-repeated="7" table:default-cell-style-name="ce25"/>
        <table:table-column table:style-name="co4" table:number-columns-repeated="16369" table:default-cell-style-name="ce25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799161" table:style-name="ce31">
            <text:p>6.799.161</text:p>
          </table:table-cell>
          <table:table-cell office:value-type="percentage" office:value="0.91239718329704544" table:style-name="ce32">
            <text:p>91,2%</text:p>
          </table:table-cell>
          <table:table-cell office:value-type="float" office:value="6615499" table:style-name="ce31">
            <text:p>6.615.499</text:p>
          </table:table-cell>
          <table:table-cell office:value-type="percentage" office:value="0.88775109954072573" table:style-name="ce32">
            <text:p>88,8%</text:p>
          </table:table-cell>
          <table:table-cell office:value-type="date" office:date-value="2021-10-06T00:00:00" table:style-name="ce33">
            <text:p>06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61556" table:style-name="ce31">
            <text:p>1.061.556</text:p>
          </table:table-cell>
          <table:table-cell office:value-type="percentage" office:value="0.89572655919077504" table:style-name="ce32">
            <text:p>89,6%</text:p>
          </table:table-cell>
          <table:table-cell office:value-type="float" office:value="1038894" table:style-name="ce31">
            <text:p>1.038.894</text:p>
          </table:table-cell>
          <table:table-cell office:value-type="percentage" office:value="0.876604670864223" table:style-name="ce32">
            <text:p>87,7%</text:p>
          </table:table-cell>
          <table:table-cell office:value-type="date" office:date-value="2021-10-06T00:00:00" table:style-name="ce33">
            <text:p>06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1869" table:style-name="ce31">
            <text:p>871.869</text:p>
          </table:table-cell>
          <table:table-cell office:value-type="percentage" office:value="0.93355155167373893" table:style-name="ce32">
            <text:p>93,4%</text:p>
          </table:table-cell>
          <table:table-cell office:value-type="float" office:value="860740" table:style-name="ce31">
            <text:p>860.740</text:p>
          </table:table-cell>
          <table:table-cell office:value-type="percentage" office:value="0.92163520275139277" table:style-name="ce32">
            <text:p>92,2%</text:p>
          </table:table-cell>
          <table:table-cell office:value-type="date" office:date-value="2021-10-06T00:00:00" table:style-name="ce33">
            <text:p>06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49656" table:style-name="ce31">
            <text:p>849.656</text:p>
          </table:table-cell>
          <table:table-cell office:value-type="percentage" office:value="0.82102917572982803" table:style-name="ce32">
            <text:p>82,1%</text:p>
          </table:table-cell>
          <table:table-cell office:value-type="float" office:value="829982" table:style-name="ce31">
            <text:p>829.982</text:p>
          </table:table-cell>
          <table:table-cell office:value-type="percentage" office:value="0.80201803710041963" table:style-name="ce32">
            <text:p>80,2%</text:p>
          </table:table-cell>
          <table:table-cell office:value-type="date" office:date-value="2021-10-06T00:00:00" table:style-name="ce33">
            <text:p>06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64938" table:style-name="ce31">
            <text:p>1.664.938</text:p>
          </table:table-cell>
          <table:table-cell office:value-type="percentage" office:value="0.84912284638617197" table:style-name="ce32">
            <text:p>84,9%</text:p>
          </table:table-cell>
          <table:table-cell office:value-type="float" office:value="1618781" table:style-name="ce31">
            <text:p>1.618.781</text:p>
          </table:table-cell>
          <table:table-cell office:value-type="percentage" office:value="0.82558265256475249" table:style-name="ce32">
            <text:p>82,6%</text:p>
          </table:table-cell>
          <table:table-cell office:value-type="date" office:date-value="2021-10-06T00:00:00" table:style-name="ce33">
            <text:p>06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0112" table:style-name="ce31">
            <text:p>480.112</text:p>
          </table:table-cell>
          <table:table-cell office:value-type="percentage" office:value="0.91602226178006474" table:style-name="ce32">
            <text:p>91,6%</text:p>
          </table:table-cell>
          <table:table-cell office:value-type="float" office:value="471360" table:style-name="ce31">
            <text:p>471.360</text:p>
          </table:table-cell>
          <table:table-cell office:value-type="percentage" office:value="0.89932401879697099" table:style-name="ce32">
            <text:p>89,9%</text:p>
          </table:table-cell>
          <table:table-cell office:value-type="date" office:date-value="2021-10-06T00:00:00" table:style-name="ce33">
            <text:p>06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1993845" table:style-name="ce31">
            <text:p>1.993.845</text:p>
          </table:table-cell>
          <table:table-cell office:value-type="percentage" office:value="0.91618253943819949" table:style-name="ce32">
            <text:p>91,6%</text:p>
          </table:table-cell>
          <table:table-cell office:value-type="float" office:value="1950069" table:style-name="ce31">
            <text:p>1.950.069</text:p>
          </table:table-cell>
          <table:table-cell office:value-type="percentage" office:value="0.89606723115373077" table:style-name="ce32">
            <text:p>89,6%</text:p>
          </table:table-cell>
          <table:table-cell office:value-type="date" office:date-value="2021-10-06T00:00:00" table:style-name="ce33">
            <text:p>06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10141" table:style-name="ce31">
            <text:p>1.610.141</text:p>
          </table:table-cell>
          <table:table-cell office:value-type="percentage" office:value="0.89017870569399105" table:style-name="ce32">
            <text:p>89,0%</text:p>
          </table:table-cell>
          <table:table-cell office:value-type="float" office:value="1544308" table:style-name="ce31">
            <text:p>1.544.308</text:p>
          </table:table-cell>
          <table:table-cell office:value-type="percentage" office:value="0.85378243062742709" table:style-name="ce32">
            <text:p>85,4%</text:p>
          </table:table-cell>
          <table:table-cell office:value-type="date" office:date-value="2021-10-06T00:00:00" table:style-name="ce33">
            <text:p>06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5913965" table:style-name="ce31">
            <text:p>5.913.965</text:p>
          </table:table-cell>
          <table:table-cell office:value-type="percentage" office:value="0.86104470353912721" table:style-name="ce32">
            <text:p>86,1%</text:p>
          </table:table-cell>
          <table:table-cell office:value-type="float" office:value="5747628" table:style-name="ce31">
            <text:p>5.747.628</text:p>
          </table:table-cell>
          <table:table-cell office:value-type="percentage" office:value="0.8368268407596573" table:style-name="ce32">
            <text:p>83,7%</text:p>
          </table:table-cell>
          <table:table-cell office:value-type="date" office:date-value="2021-10-06T00:00:00" table:style-name="ce33">
            <text:p>06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55486" table:style-name="ce31">
            <text:p>4.055.486</text:p>
          </table:table-cell>
          <table:table-cell office:value-type="percentage" office:value="0.90353638074893861" table:style-name="ce32">
            <text:p>90,4%</text:p>
          </table:table-cell>
          <table:table-cell office:value-type="float" office:value="3974880" table:style-name="ce31">
            <text:p>3.974.880</text:p>
          </table:table-cell>
          <table:table-cell office:value-type="percentage" office:value="0.88557787873299054" table:style-name="ce32">
            <text:p>88,6%</text:p>
          </table:table-cell>
          <table:table-cell office:value-type="date" office:date-value="2021-10-06T00:00:00" table:style-name="ce33">
            <text:p>06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894208" table:style-name="ce31">
            <text:p>894.208</text:p>
          </table:table-cell>
          <table:table-cell office:value-type="percentage" office:value="0.93787843349901456" table:style-name="ce32">
            <text:p>93,8%</text:p>
          </table:table-cell>
          <table:table-cell office:value-type="float" office:value="877847" table:style-name="ce31">
            <text:p>877.847</text:p>
          </table:table-cell>
          <table:table-cell office:value-type="percentage" office:value="0.9207184113895307" table:style-name="ce32">
            <text:p>92,1%</text:p>
          </table:table-cell>
          <table:table-cell office:value-type="date" office:date-value="2021-10-06T00:00:00" table:style-name="ce33">
            <text:p>06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02746" table:style-name="ce31">
            <text:p>2.302.746</text:p>
          </table:table-cell>
          <table:table-cell office:value-type="percentage" office:value="0.93817429803336483" table:style-name="ce32">
            <text:p>93,8%</text:p>
          </table:table-cell>
          <table:table-cell office:value-type="float" office:value="2273343" table:style-name="ce31">
            <text:p>2.273.343</text:p>
          </table:table-cell>
          <table:table-cell office:value-type="percentage" office:value="0.92619506155436326" table:style-name="ce32">
            <text:p>92,6%</text:p>
          </table:table-cell>
          <table:table-cell office:value-type="date" office:date-value="2021-10-06T00:00:00" table:style-name="ce33">
            <text:p>06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57831" table:style-name="ce31">
            <text:p>257.831</text:p>
          </table:table-cell>
          <table:table-cell office:value-type="percentage" office:value="0.90795154417720181" table:style-name="ce32">
            <text:p>90,8%</text:p>
          </table:table-cell>
          <table:table-cell office:value-type="float" office:value="252187" table:style-name="ce31">
            <text:p>252.187</text:p>
          </table:table-cell>
          <table:table-cell office:value-type="percentage" office:value="0.88807620523294717" table:style-name="ce32">
            <text:p>88,8%</text:p>
          </table:table-cell>
          <table:table-cell office:value-type="date" office:date-value="2021-10-06T00:00:00" table:style-name="ce33">
            <text:p>06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294332" table:style-name="ce31">
            <text:p>5.294.332</text:p>
          </table:table-cell>
          <table:table-cell office:value-type="percentage" office:value="0.8856453321605765" table:style-name="ce32">
            <text:p>88,6%</text:p>
          </table:table-cell>
          <table:table-cell office:value-type="float" office:value="5149633" table:style-name="ce31">
            <text:p>5.149.633</text:p>
          </table:table-cell>
          <table:table-cell office:value-type="percentage" office:value="0.86143982447456369" table:style-name="ce32">
            <text:p>86,1%</text:p>
          </table:table-cell>
          <table:table-cell office:value-type="date" office:date-value="2021-10-06T00:00:00" table:style-name="ce33">
            <text:p>06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182330" table:style-name="ce31">
            <text:p>1.182.330</text:p>
          </table:table-cell>
          <table:table-cell office:value-type="percentage" office:value="0.90244760662434542" table:style-name="ce32">
            <text:p>90,2%</text:p>
          </table:table-cell>
          <table:table-cell office:value-type="float" office:value="1144953" table:style-name="ce31">
            <text:p>1.144.953</text:p>
          </table:table-cell>
          <table:table-cell office:value-type="percentage" office:value="0.87391852913092294" table:style-name="ce32">
            <text:p>87,4%</text:p>
          </table:table-cell>
          <table:table-cell office:value-type="date" office:date-value="2021-10-06T00:00:00" table:style-name="ce33">
            <text:p>06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24235" table:style-name="ce31">
            <text:p>524.235</text:p>
          </table:table-cell>
          <table:table-cell office:value-type="percentage" office:value="0.90174833234139617" table:style-name="ce32">
            <text:p>90,2%</text:p>
          </table:table-cell>
          <table:table-cell office:value-type="float" office:value="514086" table:style-name="ce31">
            <text:p>514.086</text:p>
          </table:table-cell>
          <table:table-cell office:value-type="percentage" office:value="0.88429081076246141" table:style-name="ce32">
            <text:p>88,4%</text:p>
          </table:table-cell>
          <table:table-cell office:value-type="date" office:date-value="2021-10-06T00:00:00" table:style-name="ce33">
            <text:p>06/10/2021</text:p>
          </table:table-cell>
          <table:table-cell table:number-columns-repeated="16377" table:style-name="ce25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00058" table:style-name="ce31">
            <text:p>1.800.058</text:p>
          </table:table-cell>
          <table:table-cell office:value-type="percentage" office:value="0.90731336535374252" table:style-name="ce32">
            <text:p>90,7%</text:p>
          </table:table-cell>
          <table:table-cell office:value-type="float" office:value="1764638" table:style-name="ce31">
            <text:p>1.764.638</text:p>
          </table:table-cell>
          <table:table-cell office:value-type="percentage" office:value="0.88946002984964789" table:style-name="ce32">
            <text:p>88,9%</text:p>
          </table:table-cell>
          <table:table-cell office:value-type="date" office:date-value="2021-10-06T00:00:00" table:style-name="ce33">
            <text:p>06/10/2021</text:p>
          </table:table-cell>
          <table:table-cell table:number-columns-repeated="16377" table:style-name="ce25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1811" table:style-name="ce31">
            <text:p>61.811</text:p>
          </table:table-cell>
          <table:table-cell office:value-type="percentage" office:value="0.87100683435496373" table:style-name="ce32">
            <text:p>87,1%</text:p>
          </table:table-cell>
          <table:table-cell office:value-type="float" office:value="58400" table:style-name="ce31">
            <text:p>58.400</text:p>
          </table:table-cell>
          <table:table-cell office:value-type="percentage" office:value="0.82294088635242724" table:style-name="ce32">
            <text:p>82,3%</text:p>
          </table:table-cell>
          <table:table-cell office:value-type="date" office:date-value="2021-10-06T00:00:00" table:style-name="ce33">
            <text:p>06/10/2021</text:p>
          </table:table-cell>
          <table:table-cell table:number-columns-repeated="16377" table:style-name="ce25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56730" table:style-name="ce31">
            <text:p>56.730</text:p>
          </table:table-cell>
          <table:table-cell office:value-type="percentage" office:value="0.79983645156287453" table:style-name="ce32">
            <text:p>80,0%</text:p>
          </table:table-cell>
          <table:table-cell office:value-type="float" office:value="54040" table:style-name="ce31">
            <text:p>54.040</text:p>
          </table:table-cell>
          <table:table-cell office:value-type="percentage" office:value="0.76191013295360022" table:style-name="ce32">
            <text:p>76,2%</text:p>
          </table:table-cell>
          <table:table-cell office:value-type="date" office:date-value="2021-10-06T00:00:00" table:style-name="ce33">
            <text:p>06/10/2021</text:p>
          </table:table-cell>
          <table:table-cell table:number-columns-repeated="16377" table:style-name="ce25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2611" table:style-name="ce31">
            <text:p>92.611</text:p>
          </table:table-cell>
          <table:table-cell office:value-type="string" table:style-name="ce32">
            <text:p>-</text:p>
          </table:table-cell>
          <table:table-cell office:value-type="float" office:value="86577" table:style-name="ce31">
            <text:p>86.577</text:p>
          </table:table-cell>
          <table:table-cell office:value-type="string" table:style-name="ce32">
            <text:p>-</text:p>
          </table:table-cell>
          <table:table-cell office:value-type="date" office:date-value="2021-10-06T00:00:00" table:style-name="ce33">
            <text:p>06/10/2021</text:p>
          </table:table-cell>
          <table:table-cell table:number-columns-repeated="16377" table:style-name="ce25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4833" table:style-name="ce31">
            <text:p>4.833</text:p>
          </table:table-cell>
          <table:table-cell office:value-type="string" table:style-name="ce32">
            <text:p>-</text:p>
          </table:table-cell>
          <table:table-cell office:value-type="float" office:value="4517" table:style-name="ce31">
            <text:p>4.517</text:p>
          </table:table-cell>
          <table:table-cell office:value-type="string" table:style-name="ce32">
            <text:p>-</text:p>
          </table:table-cell>
          <table:table-cell office:value-type="date" office:date-value="2021-10-06T00:00:00" table:style-name="ce33">
            <text:p>06/10/2021</text:p>
          </table:table-cell>
          <table:table-cell table:number-columns-repeated="16377" table:style-name="ce25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7772454" table:style-name="ce34">
            <text:p>37.772.454</text:p>
          </table:table-cell>
          <table:table-cell office:value-type="percentage" office:value="0.89678559221052834" table:style-name="ce24">
            <text:p>89,7%</text:p>
          </table:table-cell>
          <table:table-cell office:value-type="float" office:value="36832362" table:style-name="ce34">
            <text:p>36.832.362</text:p>
          </table:table-cell>
          <table:table-cell office:value-type="percentage" office:value="0.87446612731813922" table:style-name="ce24">
            <text:p>87,4%</text:p>
          </table:table-cell>
          <table:table-cell table:style-name="ce35"/>
          <table:table-cell table:number-columns-repeated="16377" table:style-name="ce25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5"/>
        <table:table-column table:style-name="co8" table:default-cell-style-name="ce25"/>
        <table:table-column table:style-name="co8" table:default-cell-style-name="ce55"/>
        <table:table-column table:style-name="co8" table:default-cell-style-name="ce25"/>
        <table:table-column table:style-name="co8" table:default-cell-style-name="ce55"/>
        <table:table-column table:style-name="co8" table:default-cell-style-name="ce25"/>
        <table:table-column table:style-name="co8" table:default-cell-style-name="ce55"/>
        <table:table-column table:style-name="co8" table:default-cell-style-name="ce25"/>
        <table:table-column table:style-name="co8" table:default-cell-style-name="ce55"/>
        <table:table-column table:style-name="co8" table:default-cell-style-name="ce25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5"/>
        <table:table-column table:style-name="co4" table:default-cell-style-name="ce55"/>
        <table:table-column table:style-name="co4" table:number-columns-repeated="2" table:default-cell-style-name="ce25"/>
        <table:table-column table:style-name="co4" table:default-cell-style-name="ce55"/>
        <table:table-column table:style-name="co4" table:number-columns-repeated="2" table:default-cell-style-name="ce25"/>
        <table:table-column table:style-name="co3" table:number-columns-repeated="20" table:default-cell-style-name="ce25"/>
        <table:table-column table:style-name="co4" table:number-columns-repeated="16344" table:default-cell-style-name="ce25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3952" table:style-name="ce43">
            <text:p>433.952</text:p>
          </table:table-cell>
          <table:table-cell office:value-type="percentage" office:value="1" table:style-name="ce44">
            <text:p>100,0%</text:p>
          </table:table-cell>
          <table:table-cell office:value-type="float" office:value="653835" table:style-name="ce43">
            <text:p>653.835</text:p>
          </table:table-cell>
          <table:table-cell office:value-type="percentage" office:value="1" table:style-name="ce44">
            <text:p>100,0%</text:p>
          </table:table-cell>
          <table:table-cell office:value-type="float" office:value="927453" table:style-name="ce43">
            <text:p>927.453</text:p>
          </table:table-cell>
          <table:table-cell office:value-type="percentage" office:value="1" table:style-name="ce44">
            <text:p>100,0%</text:p>
          </table:table-cell>
          <table:table-cell office:value-type="float" office:value="1211877" table:style-name="ce43">
            <text:p>1.211.877</text:p>
          </table:table-cell>
          <table:table-cell office:value-type="percentage" office:value="0.95798963021167238" table:style-name="ce44">
            <text:p>95,8%</text:p>
          </table:table-cell>
          <table:table-cell office:value-type="float" office:value="1244492" table:style-name="ce43">
            <text:p>1.244.492</text:p>
          </table:table-cell>
          <table:table-cell office:value-type="percentage" office:value="0.89847622650554393" table:style-name="ce44">
            <text:p>89,8%</text:p>
          </table:table-cell>
          <table:table-cell office:value-type="float" office:value="920416" table:style-name="ce43">
            <text:p>920.416</text:p>
          </table:table-cell>
          <table:table-cell office:value-type="percentage" office:value="0.80722879943028392" table:style-name="ce44">
            <text:p>80,7%</text:p>
          </table:table-cell>
          <table:table-cell office:value-type="float" office:value="754472" table:style-name="ce43">
            <text:p>754.472</text:p>
          </table:table-cell>
          <table:table-cell office:value-type="percentage" office:value="0.81242031632266287" table:style-name="ce44">
            <text:p>81,2%</text:p>
          </table:table-cell>
          <table:table-cell office:value-type="float" office:value="652664" table:style-name="ce43">
            <text:p>652.664</text:p>
          </table:table-cell>
          <table:table-cell office:value-type="percentage" office:value="0.86685872225919003" table:style-name="ce44">
            <text:p>86,7%</text:p>
          </table:table-cell>
          <table:table-cell office:value-type="float" office:value="6799161" table:style-name="ce43">
            <text:p>6.799.161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239718329704544" table:style-name="ce44">
            <text:p>91,2%</text:p>
          </table:table-cell>
          <table:table-cell office:value-type="percentage" office:value="0.80326451539274257" table:style-name="ce44">
            <text:p>80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212" table:style-name="ce46">
            <text:p>101.212</text:p>
          </table:table-cell>
          <table:table-cell office:value-type="percentage" office:value="1" table:style-name="ce47">
            <text:p>100,0%</text:p>
          </table:table-cell>
          <table:table-cell office:value-type="float" office:value="119216" table:style-name="ce46">
            <text:p>119.216</text:p>
          </table:table-cell>
          <table:table-cell office:value-type="percentage" office:value="1" table:style-name="ce47">
            <text:p>100,0%</text:p>
          </table:table-cell>
          <table:table-cell office:value-type="float" office:value="154357" table:style-name="ce46">
            <text:p>154.357</text:p>
          </table:table-cell>
          <table:table-cell office:value-type="percentage" office:value="0.98714562535573358" table:style-name="ce47">
            <text:p>98,7%</text:p>
          </table:table-cell>
          <table:table-cell office:value-type="float" office:value="185617" table:style-name="ce46">
            <text:p>185.617</text:p>
          </table:table-cell>
          <table:table-cell office:value-type="percentage" office:value="0.93620187021476198" table:style-name="ce47">
            <text:p>93,6%</text:p>
          </table:table-cell>
          <table:table-cell office:value-type="float" office:value="187061" table:style-name="ce46">
            <text:p>187.061</text:p>
          </table:table-cell>
          <table:table-cell office:value-type="percentage" office:value="0.87028188868676815" table:style-name="ce47">
            <text:p>87,0%</text:p>
          </table:table-cell>
          <table:table-cell office:value-type="float" office:value="124464" table:style-name="ce46">
            <text:p>124.464</text:p>
          </table:table-cell>
          <table:table-cell office:value-type="percentage" office:value="0.75760563894671484" table:style-name="ce47">
            <text:p>75,8%</text:p>
          </table:table-cell>
          <table:table-cell office:value-type="float" office:value="102579" table:style-name="ce46">
            <text:p>102.579</text:p>
          </table:table-cell>
          <table:table-cell office:value-type="percentage" office:value="0.78664274046978166" table:style-name="ce47">
            <text:p>78,7%</text:p>
          </table:table-cell>
          <table:table-cell office:value-type="float" office:value="87050" table:style-name="ce46">
            <text:p>87.050</text:p>
          </table:table-cell>
          <table:table-cell office:value-type="percentage" office:value="0.84425219912907701" table:style-name="ce47">
            <text:p>84,4%</text:p>
          </table:table-cell>
          <table:table-cell office:value-type="float" office:value="1061556" table:style-name="ce46">
            <text:p>1.061.556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572655919077504" table:style-name="ce47">
            <text:p>89,6%</text:p>
          </table:table-cell>
          <table:table-cell office:value-type="percentage" office:value="0.79852804780534847" table:style-name="ce47">
            <text:p>79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13" table:style-name="ce46">
            <text:p>88.913</text:p>
          </table:table-cell>
          <table:table-cell office:value-type="percentage" office:value="1" table:style-name="ce47">
            <text:p>100,0%</text:p>
          </table:table-cell>
          <table:table-cell office:value-type="float" office:value="114318" table:style-name="ce46">
            <text:p>114.318</text:p>
          </table:table-cell>
          <table:table-cell office:value-type="percentage" office:value="1" table:style-name="ce47">
            <text:p>100,0%</text:p>
          </table:table-cell>
          <table:table-cell office:value-type="float" office:value="148087" table:style-name="ce46">
            <text:p>148.087</text:p>
          </table:table-cell>
          <table:table-cell office:value-type="percentage" office:value="0.98954240504637425" table:style-name="ce47">
            <text:p>99,0%</text:p>
          </table:table-cell>
          <table:table-cell office:value-type="float" office:value="153045" table:style-name="ce46">
            <text:p>153.045</text:p>
          </table:table-cell>
          <table:table-cell office:value-type="percentage" office:value="0.94097574472009593" table:style-name="ce47">
            <text:p>94,1%</text:p>
          </table:table-cell>
          <table:table-cell office:value-type="float" office:value="150410" table:style-name="ce46">
            <text:p>150.410</text:p>
          </table:table-cell>
          <table:table-cell office:value-type="percentage" office:value="0.90069643637757268" table:style-name="ce47">
            <text:p>90,1%</text:p>
          </table:table-cell>
          <table:table-cell office:value-type="float" office:value="90646" table:style-name="ce46">
            <text:p>90.646</text:p>
          </table:table-cell>
          <table:table-cell office:value-type="percentage" office:value="0.79200705978977903" table:style-name="ce47">
            <text:p>79,2%</text:p>
          </table:table-cell>
          <table:table-cell office:value-type="float" office:value="66228" table:style-name="ce46">
            <text:p>66.228</text:p>
          </table:table-cell>
          <table:table-cell office:value-type="percentage" office:value="0.83715286116974885" table:style-name="ce47">
            <text:p>83,7%</text:p>
          </table:table-cell>
          <table:table-cell office:value-type="float" office:value="60222" table:style-name="ce46">
            <text:p>60.222</text:p>
          </table:table-cell>
          <table:table-cell office:value-type="percentage" office:value="0.94096875000000002" table:style-name="ce47">
            <text:p>94,1%</text:p>
          </table:table-cell>
          <table:table-cell office:value-type="float" office:value="871869" table:style-name="ce46">
            <text:p>871.869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355155167373893" table:style-name="ce47">
            <text:p>93,4%</text:p>
          </table:table-cell>
          <table:table-cell office:value-type="percentage" office:value="0.85579376982755917" table:style-name="ce47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448" table:style-name="ce46">
            <text:p>51.448</text:p>
          </table:table-cell>
          <table:table-cell office:value-type="percentage" office:value="1" table:style-name="ce47">
            <text:p>100,0%</text:p>
          </table:table-cell>
          <table:table-cell office:value-type="float" office:value="79151" table:style-name="ce46">
            <text:p>79.151</text:p>
          </table:table-cell>
          <table:table-cell office:value-type="percentage" office:value="0.98304684783148688" table:style-name="ce47">
            <text:p>98,3%</text:p>
          </table:table-cell>
          <table:table-cell office:value-type="float" office:value="110068" table:style-name="ce46">
            <text:p>110.068</text:p>
          </table:table-cell>
          <table:table-cell office:value-type="percentage" office:value="0.93889841424196674" table:style-name="ce47">
            <text:p>93,9%</text:p>
          </table:table-cell>
          <table:table-cell office:value-type="float" office:value="149603" table:style-name="ce46">
            <text:p>149.603</text:p>
          </table:table-cell>
          <table:table-cell office:value-type="percentage" office:value="0.90232633883604652" table:style-name="ce47">
            <text:p>90,2%</text:p>
          </table:table-cell>
          <table:table-cell office:value-type="float" office:value="166396" table:style-name="ce46">
            <text:p>166.396</text:p>
          </table:table-cell>
          <table:table-cell office:value-type="percentage" office:value="0.8070737054498186" table:style-name="ce47">
            <text:p>80,7%</text:p>
          </table:table-cell>
          <table:table-cell office:value-type="float" office:value="124478" table:style-name="ce46">
            <text:p>124.478</text:p>
          </table:table-cell>
          <table:table-cell office:value-type="percentage" office:value="0.68324304149033688" table:style-name="ce47">
            <text:p>68,3%</text:p>
          </table:table-cell>
          <table:table-cell office:value-type="float" office:value="95144" table:style-name="ce46">
            <text:p>95.144</text:p>
          </table:table-cell>
          <table:table-cell office:value-type="percentage" office:value="0.68973916573632399" table:style-name="ce47">
            <text:p>69,0%</text:p>
          </table:table-cell>
          <table:table-cell office:value-type="float" office:value="73368" table:style-name="ce46">
            <text:p>73.368</text:p>
          </table:table-cell>
          <table:table-cell office:value-type="percentage" office:value="0.76841223292836192" table:style-name="ce47">
            <text:p>76,8%</text:p>
          </table:table-cell>
          <table:table-cell office:value-type="float" office:value="849656" table:style-name="ce46">
            <text:p>849.656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102917572982803" table:style-name="ce47">
            <text:p>82,1%</text:p>
          </table:table-cell>
          <table:table-cell office:value-type="percentage" office:value="0.72524525348194646" table:style-name="ce47">
            <text:p>7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951" table:style-name="ce46">
            <text:p>92.951</text:p>
          </table:table-cell>
          <table:table-cell office:value-type="percentage" office:value="1" table:style-name="ce47">
            <text:p>100,0%</text:p>
          </table:table-cell>
          <table:table-cell office:value-type="float" office:value="151253" table:style-name="ce46">
            <text:p>151.253</text:p>
          </table:table-cell>
          <table:table-cell office:value-type="percentage" office:value="0.97878742776530281" table:style-name="ce47">
            <text:p>97,9%</text:p>
          </table:table-cell>
          <table:table-cell office:value-type="float" office:value="224115" table:style-name="ce46">
            <text:p>224.115</text:p>
          </table:table-cell>
          <table:table-cell office:value-type="percentage" office:value="0.9533076412638456" table:style-name="ce47">
            <text:p>95,3%</text:p>
          </table:table-cell>
          <table:table-cell office:value-type="float" office:value="320081" table:style-name="ce46">
            <text:p>320.081</text:p>
          </table:table-cell>
          <table:table-cell office:value-type="percentage" office:value="0.91318128908568041" table:style-name="ce47">
            <text:p>91,3%</text:p>
          </table:table-cell>
          <table:table-cell office:value-type="float" office:value="316830" table:style-name="ce46">
            <text:p>316.830</text:p>
          </table:table-cell>
          <table:table-cell office:value-type="percentage" office:value="0.81673214340953382" table:style-name="ce47">
            <text:p>81,7%</text:p>
          </table:table-cell>
          <table:table-cell office:value-type="float" office:value="227656" table:style-name="ce46">
            <text:p>227.656</text:p>
          </table:table-cell>
          <table:table-cell office:value-type="percentage" office:value="0.73216824149176352" table:style-name="ce47">
            <text:p>73,2%</text:p>
          </table:table-cell>
          <table:table-cell office:value-type="float" office:value="185163" table:style-name="ce46">
            <text:p>185.163</text:p>
          </table:table-cell>
          <table:table-cell office:value-type="percentage" office:value="0.73550931884265214" table:style-name="ce47">
            <text:p>73,6%</text:p>
          </table:table-cell>
          <table:table-cell office:value-type="float" office:value="146889" table:style-name="ce46">
            <text:p>146.889</text:p>
          </table:table-cell>
          <table:table-cell office:value-type="percentage" office:value="0.81697136214731059" table:style-name="ce47">
            <text:p>81,7%</text:p>
          </table:table-cell>
          <table:table-cell office:value-type="float" office:value="1664938" table:style-name="ce46">
            <text:p>1.664.938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912284638617197" table:style-name="ce47">
            <text:p>84,9%</text:p>
          </table:table-cell>
          <table:table-cell office:value-type="percentage" office:value="0.76515382692265266" table:style-name="ce47">
            <text:p>76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06" table:style-name="ce46">
            <text:p>42.306</text:p>
          </table:table-cell>
          <table:table-cell office:value-type="percentage" office:value="1" table:style-name="ce47">
            <text:p>100,0%</text:p>
          </table:table-cell>
          <table:table-cell office:value-type="float" office:value="55901" table:style-name="ce46">
            <text:p>55.901</text:p>
          </table:table-cell>
          <table:table-cell office:value-type="percentage" office:value="1" table:style-name="ce47">
            <text:p>100,0%</text:p>
          </table:table-cell>
          <table:table-cell office:value-type="float" office:value="76600" table:style-name="ce46">
            <text:p>76.600</text:p>
          </table:table-cell>
          <table:table-cell office:value-type="percentage" office:value="0.99036783243907167" table:style-name="ce47">
            <text:p>99,0%</text:p>
          </table:table-cell>
          <table:table-cell office:value-type="float" office:value="84153" table:style-name="ce46">
            <text:p>84.153</text:p>
          </table:table-cell>
          <table:table-cell office:value-type="percentage" office:value="0.93540749633186604" table:style-name="ce47">
            <text:p>93,5%</text:p>
          </table:table-cell>
          <table:table-cell office:value-type="float" office:value="87769" table:style-name="ce46">
            <text:p>87.769</text:p>
          </table:table-cell>
          <table:table-cell office:value-type="percentage" office:value="0.89771809060131535" table:style-name="ce47">
            <text:p>89,8%</text:p>
          </table:table-cell>
          <table:table-cell office:value-type="float" office:value="54256" table:style-name="ce46">
            <text:p>54.256</text:p>
          </table:table-cell>
          <table:table-cell office:value-type="percentage" office:value="0.76988350148283735" table:style-name="ce47">
            <text:p>77,0%</text:p>
          </table:table-cell>
          <table:table-cell office:value-type="float" office:value="40594" table:style-name="ce46">
            <text:p>40.594</text:p>
          </table:table-cell>
          <table:table-cell office:value-type="percentage" office:value="0.8037620037620038" table:style-name="ce47">
            <text:p>80,4%</text:p>
          </table:table-cell>
          <table:table-cell office:value-type="float" office:value="38533" table:style-name="ce46">
            <text:p>38.533</text:p>
          </table:table-cell>
          <table:table-cell office:value-type="percentage" office:value="0.87648704592498239" table:style-name="ce47">
            <text:p>87,6%</text:p>
          </table:table-cell>
          <table:table-cell office:value-type="float" office:value="480112" table:style-name="ce46">
            <text:p>480.112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602226178006474" table:style-name="ce47">
            <text:p>91,6%</text:p>
          </table:table-cell>
          <table:table-cell office:value-type="percentage" office:value="0.82365394017893134" table:style-name="ce47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291" table:style-name="ce46">
            <text:p>229.291</text:p>
          </table:table-cell>
          <table:table-cell office:value-type="percentage" office:value="1" table:style-name="ce47">
            <text:p>100,0%</text:p>
          </table:table-cell>
          <table:table-cell office:value-type="float" office:value="250414" table:style-name="ce46">
            <text:p>250.414</text:p>
          </table:table-cell>
          <table:table-cell office:value-type="percentage" office:value="1" table:style-name="ce47">
            <text:p>100,0%</text:p>
          </table:table-cell>
          <table:table-cell office:value-type="float" office:value="320171" table:style-name="ce46">
            <text:p>320.171</text:p>
          </table:table-cell>
          <table:table-cell office:value-type="percentage" office:value="1" table:style-name="ce47">
            <text:p>100,0%</text:p>
          </table:table-cell>
          <table:table-cell office:value-type="float" office:value="352288" table:style-name="ce46">
            <text:p>352.288</text:p>
          </table:table-cell>
          <table:table-cell office:value-type="percentage" office:value="0.92421591132681835" table:style-name="ce47">
            <text:p>92,4%</text:p>
          </table:table-cell>
          <table:table-cell office:value-type="float" office:value="319544" table:style-name="ce46">
            <text:p>319.544</text:p>
          </table:table-cell>
          <table:table-cell office:value-type="percentage" office:value="0.8795474876481193" table:style-name="ce47">
            <text:p>88,0%</text:p>
          </table:table-cell>
          <table:table-cell office:value-type="float" office:value="210499" table:style-name="ce46">
            <text:p>210.499</text:p>
          </table:table-cell>
          <table:table-cell office:value-type="percentage" office:value="0.78608052042138599" table:style-name="ce47">
            <text:p>78,6%</text:p>
          </table:table-cell>
          <table:table-cell office:value-type="float" office:value="170577" table:style-name="ce46">
            <text:p>170.577</text:p>
          </table:table-cell>
          <table:table-cell office:value-type="percentage" office:value="0.80839881330388708" table:style-name="ce47">
            <text:p>80,8%</text:p>
          </table:table-cell>
          <table:table-cell office:value-type="float" office:value="141061" table:style-name="ce46">
            <text:p>141.061</text:p>
          </table:table-cell>
          <table:table-cell office:value-type="percentage" office:value="0.85314681085265687" table:style-name="ce47">
            <text:p>85,3%</text:p>
          </table:table-cell>
          <table:table-cell office:value-type="float" office:value="1993845" table:style-name="ce46">
            <text:p>1.993.845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618253943819949" table:style-name="ce47">
            <text:p>91,6%</text:p>
          </table:table-cell>
          <table:table-cell office:value-type="percentage" office:value="0.83253163573867661" table:style-name="ce47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068" table:style-name="ce46">
            <text:p>138.068</text:p>
          </table:table-cell>
          <table:table-cell office:value-type="percentage" office:value="1" table:style-name="ce47">
            <text:p>100,0%</text:p>
          </table:table-cell>
          <table:table-cell office:value-type="float" office:value="158291" table:style-name="ce46">
            <text:p>158.291</text:p>
          </table:table-cell>
          <table:table-cell office:value-type="percentage" office:value="0.99490889435012975" table:style-name="ce47">
            <text:p>99,5%</text:p>
          </table:table-cell>
          <table:table-cell office:value-type="float" office:value="222032" table:style-name="ce46">
            <text:p>222.032</text:p>
          </table:table-cell>
          <table:table-cell office:value-type="percentage" office:value="1" table:style-name="ce47">
            <text:p>100,0%</text:p>
          </table:table-cell>
          <table:table-cell office:value-type="float" office:value="285802" table:style-name="ce46">
            <text:p>285.802</text:p>
          </table:table-cell>
          <table:table-cell office:value-type="percentage" office:value="0.929503899465978" table:style-name="ce47">
            <text:p>93,0%</text:p>
          </table:table-cell>
          <table:table-cell office:value-type="float" office:value="286046" table:style-name="ce46">
            <text:p>286.046</text:p>
          </table:table-cell>
          <table:table-cell office:value-type="percentage" office:value="0.86521982426158106" table:style-name="ce47">
            <text:p>86,5%</text:p>
          </table:table-cell>
          <table:table-cell office:value-type="float" office:value="203840" table:style-name="ce46">
            <text:p>203.840</text:p>
          </table:table-cell>
          <table:table-cell office:value-type="percentage" office:value="0.76660110341818943" table:style-name="ce47">
            <text:p>76,7%</text:p>
          </table:table-cell>
          <table:table-cell office:value-type="float" office:value="170193" table:style-name="ce46">
            <text:p>170.193</text:p>
          </table:table-cell>
          <table:table-cell office:value-type="percentage" office:value="0.78038323803584775" table:style-name="ce47">
            <text:p>78,0%</text:p>
          </table:table-cell>
          <table:table-cell office:value-type="float" office:value="145869" table:style-name="ce46">
            <text:p>145.869</text:p>
          </table:table-cell>
          <table:table-cell office:value-type="percentage" office:value="0.8384625112087003" table:style-name="ce47">
            <text:p>83,8%</text:p>
          </table:table-cell>
          <table:table-cell office:value-type="float" office:value="1610141" table:style-name="ce46">
            <text:p>1.610.141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017870569399105" table:style-name="ce47">
            <text:p>89,0%</text:p>
          </table:table-cell>
          <table:table-cell office:value-type="percentage" office:value="0.78726993317592575" table:style-name="ce47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8575" table:style-name="ce46">
            <text:p>458.575</text:p>
          </table:table-cell>
          <table:table-cell office:value-type="percentage" office:value="1" table:style-name="ce47">
            <text:p>100,0%</text:p>
          </table:table-cell>
          <table:table-cell office:value-type="float" office:value="617907" table:style-name="ce46">
            <text:p>617.907</text:p>
          </table:table-cell>
          <table:table-cell office:value-type="percentage" office:value="0.97263463100432557" table:style-name="ce47">
            <text:p>97,3%</text:p>
          </table:table-cell>
          <table:table-cell office:value-type="float" office:value="797957" table:style-name="ce46">
            <text:p>797.957</text:p>
          </table:table-cell>
          <table:table-cell office:value-type="percentage" office:value="0.95268892433475327" table:style-name="ce47">
            <text:p>95,3%</text:p>
          </table:table-cell>
          <table:table-cell office:value-type="float" office:value="1021966" table:style-name="ce46">
            <text:p>1.021.966</text:p>
          </table:table-cell>
          <table:table-cell office:value-type="percentage" office:value="0.93605488285185656" table:style-name="ce47">
            <text:p>93,6%</text:p>
          </table:table-cell>
          <table:table-cell office:value-type="float" office:value="1121037" table:style-name="ce46">
            <text:p>1.121.037</text:p>
          </table:table-cell>
          <table:table-cell office:value-type="percentage" office:value="0.8513633895447521" table:style-name="ce47">
            <text:p>85,1%</text:p>
          </table:table-cell>
          <table:table-cell office:value-type="float" office:value="764529" table:style-name="ce46">
            <text:p>764.529</text:p>
          </table:table-cell>
          <table:table-cell office:value-type="percentage" office:value="0.73185041525790406" table:style-name="ce47">
            <text:p>73,2%</text:p>
          </table:table-cell>
          <table:table-cell office:value-type="float" office:value="617971" table:style-name="ce46">
            <text:p>617.971</text:p>
          </table:table-cell>
          <table:table-cell office:value-type="percentage" office:value="0.7366136828240567" table:style-name="ce47">
            <text:p>73,7%</text:p>
          </table:table-cell>
          <table:table-cell office:value-type="float" office:value="514023" table:style-name="ce46">
            <text:p>514.023</text:p>
          </table:table-cell>
          <table:table-cell office:value-type="percentage" office:value="0.78337341465421861" table:style-name="ce47">
            <text:p>78,3%</text:p>
          </table:table-cell>
          <table:table-cell office:value-type="float" office:value="5913965" table:style-name="ce46">
            <text:p>5.913.965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6104470353912721" table:style-name="ce47">
            <text:p>86,1%</text:p>
          </table:table-cell>
          <table:table-cell office:value-type="percentage" office:value="0.760102944818693" table:style-name="ce47">
            <text:p>7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163" table:style-name="ce46">
            <text:p>297.163</text:p>
          </table:table-cell>
          <table:table-cell office:value-type="percentage" office:value="1" table:style-name="ce47">
            <text:p>100,0%</text:p>
          </table:table-cell>
          <table:table-cell office:value-type="float" office:value="434216" table:style-name="ce46">
            <text:p>434.216</text:p>
          </table:table-cell>
          <table:table-cell office:value-type="percentage" office:value="0.99167317556673107" table:style-name="ce47">
            <text:p>99,2%</text:p>
          </table:table-cell>
          <table:table-cell office:value-type="float" office:value="569473" table:style-name="ce46">
            <text:p>569.473</text:p>
          </table:table-cell>
          <table:table-cell office:value-type="percentage" office:value="0.98061915388960064" table:style-name="ce47">
            <text:p>98,1%</text:p>
          </table:table-cell>
          <table:table-cell office:value-type="float" office:value="714053" table:style-name="ce46">
            <text:p>714.053</text:p>
          </table:table-cell>
          <table:table-cell office:value-type="percentage" office:value="0.9491170145174882" table:style-name="ce47">
            <text:p>94,9%</text:p>
          </table:table-cell>
          <table:table-cell office:value-type="float" office:value="751018" table:style-name="ce46">
            <text:p>751.018</text:p>
          </table:table-cell>
          <table:table-cell office:value-type="percentage" office:value="0.88190298595095284" table:style-name="ce47">
            <text:p>88,2%</text:p>
          </table:table-cell>
          <table:table-cell office:value-type="float" office:value="506139" table:style-name="ce46">
            <text:p>506.139</text:p>
          </table:table-cell>
          <table:table-cell office:value-type="percentage" office:value="0.78016489944648171" table:style-name="ce47">
            <text:p>78,0%</text:p>
          </table:table-cell>
          <table:table-cell office:value-type="float" office:value="420251" table:style-name="ce46">
            <text:p>420.251</text:p>
          </table:table-cell>
          <table:table-cell office:value-type="percentage" office:value="0.81424109616644003" table:style-name="ce47">
            <text:p>81,4%</text:p>
          </table:table-cell>
          <table:table-cell office:value-type="float" office:value="363173" table:style-name="ce46">
            <text:p>363.173</text:p>
          </table:table-cell>
          <table:table-cell office:value-type="percentage" office:value="0.85546874079866964" table:style-name="ce47">
            <text:p>85,5%</text:p>
          </table:table-cell>
          <table:table-cell office:value-type="float" office:value="4055486" table:style-name="ce46">
            <text:p>4.055.486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353638074893861" table:style-name="ce47">
            <text:p>90,4%</text:p>
          </table:table-cell>
          <table:table-cell office:value-type="percentage" office:value="0.80189893804130341" table:style-name="ce47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244" table:style-name="ce46">
            <text:p>78.244</text:p>
          </table:table-cell>
          <table:table-cell office:value-type="percentage" office:value="1" table:style-name="ce47">
            <text:p>100,0%</text:p>
          </table:table-cell>
          <table:table-cell office:value-type="float" office:value="95896" table:style-name="ce46">
            <text:p>95.896</text:p>
          </table:table-cell>
          <table:table-cell office:value-type="percentage" office:value="1" table:style-name="ce47">
            <text:p>100,0%</text:p>
          </table:table-cell>
          <table:table-cell office:value-type="float" office:value="132767" table:style-name="ce46">
            <text:p>132.767</text:p>
          </table:table-cell>
          <table:table-cell office:value-type="percentage" office:value="1" table:style-name="ce47">
            <text:p>100,0%</text:p>
          </table:table-cell>
          <table:table-cell office:value-type="float" office:value="161347" table:style-name="ce46">
            <text:p>161.347</text:p>
          </table:table-cell>
          <table:table-cell office:value-type="percentage" office:value="0.9534973052193646" table:style-name="ce47">
            <text:p>95,3%</text:p>
          </table:table-cell>
          <table:table-cell office:value-type="float" office:value="146039" table:style-name="ce46">
            <text:p>146.039</text:p>
          </table:table-cell>
          <table:table-cell office:value-type="percentage" office:value="0.91563945979159089" table:style-name="ce47">
            <text:p>91,6%</text:p>
          </table:table-cell>
          <table:table-cell office:value-type="float" office:value="112617" table:style-name="ce46">
            <text:p>112.617</text:p>
          </table:table-cell>
          <table:table-cell office:value-type="percentage" office:value="0.84370575146652282" table:style-name="ce47">
            <text:p>84,4%</text:p>
          </table:table-cell>
          <table:table-cell office:value-type="float" office:value="92279" table:style-name="ce46">
            <text:p>92.279</text:p>
          </table:table-cell>
          <table:table-cell office:value-type="percentage" office:value="0.81432227320861272" table:style-name="ce47">
            <text:p>81,4%</text:p>
          </table:table-cell>
          <table:table-cell office:value-type="float" office:value="75019" table:style-name="ce46">
            <text:p>75.019</text:p>
          </table:table-cell>
          <table:table-cell office:value-type="percentage" office:value="0.88517994100294983" table:style-name="ce47">
            <text:p>88,5%</text:p>
          </table:table-cell>
          <table:table-cell office:value-type="float" office:value="894208" table:style-name="ce46">
            <text:p>894.208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787843349901456" table:style-name="ce47">
            <text:p>93,8%</text:p>
          </table:table-cell>
          <table:table-cell office:value-type="percentage" office:value="0.84043132105937379" table:style-name="ce47">
            <text:p>84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181" table:style-name="ce46">
            <text:p>242.181</text:p>
          </table:table-cell>
          <table:table-cell office:value-type="percentage" office:value="1" table:style-name="ce47">
            <text:p>100,0%</text:p>
          </table:table-cell>
          <table:table-cell office:value-type="float" office:value="291190" table:style-name="ce46">
            <text:p>291.190</text:p>
          </table:table-cell>
          <table:table-cell office:value-type="percentage" office:value="1" table:style-name="ce47">
            <text:p>100,0%</text:p>
          </table:table-cell>
          <table:table-cell office:value-type="float" office:value="345578" table:style-name="ce46">
            <text:p>345.578</text:p>
          </table:table-cell>
          <table:table-cell office:value-type="percentage" office:value="0.99611157390459659" table:style-name="ce47">
            <text:p>99,6%</text:p>
          </table:table-cell>
          <table:table-cell office:value-type="float" office:value="390351" table:style-name="ce46">
            <text:p>390.351</text:p>
          </table:table-cell>
          <table:table-cell office:value-type="percentage" office:value="0.96171859794180181" table:style-name="ce47">
            <text:p>96,2%</text:p>
          </table:table-cell>
          <table:table-cell office:value-type="float" office:value="407053" table:style-name="ce46">
            <text:p>407.053</text:p>
          </table:table-cell>
          <table:table-cell office:value-type="percentage" office:value="0.91839736835574126" table:style-name="ce47">
            <text:p>91,8%</text:p>
          </table:table-cell>
          <table:table-cell office:value-type="float" office:value="262249" table:style-name="ce46">
            <text:p>262.249</text:p>
          </table:table-cell>
          <table:table-cell office:value-type="percentage" office:value="0.81089212388067089" table:style-name="ce47">
            <text:p>81,1%</text:p>
          </table:table-cell>
          <table:table-cell office:value-type="float" office:value="197306" table:style-name="ce46">
            <text:p>197.306</text:p>
          </table:table-cell>
          <table:table-cell office:value-type="percentage" office:value="0.85420878773578779" table:style-name="ce47">
            <text:p>85,4%</text:p>
          </table:table-cell>
          <table:table-cell office:value-type="float" office:value="166838" table:style-name="ce46">
            <text:p>166.838</text:p>
          </table:table-cell>
          <table:table-cell office:value-type="percentage" office:value="0.9268417339325693" table:style-name="ce47">
            <text:p>92,7%</text:p>
          </table:table-cell>
          <table:table-cell office:value-type="float" office:value="2302746" table:style-name="ce46">
            <text:p>2.302.746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817429803336483" table:style-name="ce47">
            <text:p>93,8%</text:p>
          </table:table-cell>
          <table:table-cell office:value-type="percentage" office:value="0.85229469479635755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59" table:style-name="ce46">
            <text:p>23.359</text:p>
          </table:table-cell>
          <table:table-cell office:value-type="percentage" office:value="1" table:style-name="ce47">
            <text:p>100,0%</text:p>
          </table:table-cell>
          <table:table-cell office:value-type="float" office:value="28656" table:style-name="ce46">
            <text:p>28.656</text:p>
          </table:table-cell>
          <table:table-cell office:value-type="percentage" office:value="1" table:style-name="ce47">
            <text:p>100,0%</text:p>
          </table:table-cell>
          <table:table-cell office:value-type="float" office:value="37989" table:style-name="ce46">
            <text:p>37.989</text:p>
          </table:table-cell>
          <table:table-cell office:value-type="percentage" office:value="1" table:style-name="ce47">
            <text:p>100,0%</text:p>
          </table:table-cell>
          <table:table-cell office:value-type="float" office:value="45292" table:style-name="ce46">
            <text:p>45.292</text:p>
          </table:table-cell>
          <table:table-cell office:value-type="percentage" office:value="0.95023497818059754" table:style-name="ce47">
            <text:p>95,0%</text:p>
          </table:table-cell>
          <table:table-cell office:value-type="float" office:value="47353" table:style-name="ce46">
            <text:p>47.353</text:p>
          </table:table-cell>
          <table:table-cell office:value-type="percentage" office:value="0.8943471773660453" table:style-name="ce47">
            <text:p>89,4%</text:p>
          </table:table-cell>
          <table:table-cell office:value-type="float" office:value="30684" table:style-name="ce46">
            <text:p>30.684</text:p>
          </table:table-cell>
          <table:table-cell office:value-type="percentage" office:value="0.78038607289096873" table:style-name="ce47">
            <text:p>78,0%</text:p>
          </table:table-cell>
          <table:table-cell office:value-type="float" office:value="23387" table:style-name="ce46">
            <text:p>23.387</text:p>
          </table:table-cell>
          <table:table-cell office:value-type="percentage" office:value="0.7678442445334559" table:style-name="ce47">
            <text:p>76,8%</text:p>
          </table:table-cell>
          <table:table-cell office:value-type="float" office:value="21111" table:style-name="ce46">
            <text:p>21.111</text:p>
          </table:table-cell>
          <table:table-cell office:value-type="percentage" office:value="0.82684474385085382" table:style-name="ce47">
            <text:p>82,7%</text:p>
          </table:table-cell>
          <table:table-cell office:value-type="float" office:value="257831" table:style-name="ce46">
            <text:p>257.831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795154417720181" table:style-name="ce47">
            <text:p>90,8%</text:p>
          </table:table-cell>
          <table:table-cell office:value-type="percentage" office:value="0.80593847096407156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3647" table:style-name="ce46">
            <text:p>373.647</text:p>
          </table:table-cell>
          <table:table-cell office:value-type="percentage" office:value="1" table:style-name="ce47">
            <text:p>100,0%</text:p>
          </table:table-cell>
          <table:table-cell office:value-type="float" office:value="510495" table:style-name="ce46">
            <text:p>510.495</text:p>
          </table:table-cell>
          <table:table-cell office:value-type="percentage" office:value="0.97037338356640901" table:style-name="ce47">
            <text:p>97,0%</text:p>
          </table:table-cell>
          <table:table-cell office:value-type="float" office:value="687249" table:style-name="ce46">
            <text:p>687.249</text:p>
          </table:table-cell>
          <table:table-cell office:value-type="percentage" office:value="0.97714563578896185" table:style-name="ce47">
            <text:p>97,7%</text:p>
          </table:table-cell>
          <table:table-cell office:value-type="float" office:value="937207" table:style-name="ce46">
            <text:p>937.207</text:p>
          </table:table-cell>
          <table:table-cell office:value-type="percentage" office:value="0.96342863721919481" table:style-name="ce47">
            <text:p>96,3%</text:p>
          </table:table-cell>
          <table:table-cell office:value-type="float" office:value="1024076" table:style-name="ce46">
            <text:p>1.024.076</text:p>
          </table:table-cell>
          <table:table-cell office:value-type="percentage" office:value="0.87830314819150734" table:style-name="ce47">
            <text:p>87,8%</text:p>
          </table:table-cell>
          <table:table-cell office:value-type="float" office:value="734674" table:style-name="ce46">
            <text:p>734.674</text:p>
          </table:table-cell>
          <table:table-cell office:value-type="percentage" office:value="0.77363421928309672" table:style-name="ce47">
            <text:p>77,4%</text:p>
          </table:table-cell>
          <table:table-cell office:value-type="float" office:value="584492" table:style-name="ce46">
            <text:p>584.492</text:p>
          </table:table-cell>
          <table:table-cell office:value-type="percentage" office:value="0.78722111855618038" table:style-name="ce47">
            <text:p>78,7%</text:p>
          </table:table-cell>
          <table:table-cell office:value-type="float" office:value="442492" table:style-name="ce46">
            <text:p>442.492</text:p>
          </table:table-cell>
          <table:table-cell office:value-type="percentage" office:value="0.79938288332231344" table:style-name="ce47">
            <text:p>79,9%</text:p>
          </table:table-cell>
          <table:table-cell office:value-type="float" office:value="5294332" table:style-name="ce46">
            <text:p>5.294.332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56453321605765" table:style-name="ce47">
            <text:p>88,6%</text:p>
          </table:table-cell>
          <table:table-cell office:value-type="percentage" office:value="0.78088782587558969" table:style-name="ce47">
            <text:p>78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936" table:style-name="ce46">
            <text:p>73.936</text:p>
          </table:table-cell>
          <table:table-cell office:value-type="percentage" office:value="1" table:style-name="ce47">
            <text:p>100,0%</text:p>
          </table:table-cell>
          <table:table-cell office:value-type="float" office:value="103198" table:style-name="ce46">
            <text:p>103.198</text:p>
          </table:table-cell>
          <table:table-cell office:value-type="percentage" office:value="1" table:style-name="ce47">
            <text:p>100,0%</text:p>
          </table:table-cell>
          <table:table-cell office:value-type="float" office:value="147978" table:style-name="ce46">
            <text:p>147.978</text:p>
          </table:table-cell>
          <table:table-cell office:value-type="percentage" office:value="1" table:style-name="ce47">
            <text:p>100,0%</text:p>
          </table:table-cell>
          <table:table-cell office:value-type="float" office:value="206884" table:style-name="ce46">
            <text:p>206.884</text:p>
          </table:table-cell>
          <table:table-cell office:value-type="percentage" office:value="0.97012041865176124" table:style-name="ce47">
            <text:p>97,0%</text:p>
          </table:table-cell>
          <table:table-cell office:value-type="float" office:value="230432" table:style-name="ce46">
            <text:p>230.432</text:p>
          </table:table-cell>
          <table:table-cell office:value-type="percentage" office:value="0.90665218742745624" table:style-name="ce47">
            <text:p>90,7%</text:p>
          </table:table-cell>
          <table:table-cell office:value-type="float" office:value="164894" table:style-name="ce46">
            <text:p>164.894</text:p>
          </table:table-cell>
          <table:table-cell office:value-type="percentage" office:value="0.78895518246149576" table:style-name="ce47">
            <text:p>78,9%</text:p>
          </table:table-cell>
          <table:table-cell office:value-type="float" office:value="138164" table:style-name="ce46">
            <text:p>138.164</text:p>
          </table:table-cell>
          <table:table-cell office:value-type="percentage" office:value="0.80212252101620918" table:style-name="ce47">
            <text:p>80,2%</text:p>
          </table:table-cell>
          <table:table-cell office:value-type="float" office:value="116844" table:style-name="ce46">
            <text:p>116.844</text:p>
          </table:table-cell>
          <table:table-cell office:value-type="percentage" office:value="0.8234597657406233" table:style-name="ce47">
            <text:p>82,3%</text:p>
          </table:table-cell>
          <table:table-cell office:value-type="float" office:value="1182330" table:style-name="ce46">
            <text:p>1.182.330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244760662434542" table:style-name="ce47">
            <text:p>90,2%</text:p>
          </table:table-cell>
          <table:table-cell office:value-type="percentage" office:value="0.78235183963484556" table:style-name="ce47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493" table:style-name="ce46">
            <text:p>42.493</text:p>
          </table:table-cell>
          <table:table-cell office:value-type="percentage" office:value="1" table:style-name="ce47">
            <text:p>100,0%</text:p>
          </table:table-cell>
          <table:table-cell office:value-type="float" office:value="55873" table:style-name="ce46">
            <text:p>55.873</text:p>
          </table:table-cell>
          <table:table-cell office:value-type="percentage" office:value="1" table:style-name="ce47">
            <text:p>100,0%</text:p>
          </table:table-cell>
          <table:table-cell office:value-type="float" office:value="72140" table:style-name="ce46">
            <text:p>72.140</text:p>
          </table:table-cell>
          <table:table-cell office:value-type="percentage" office:value="0.97692432695953635" table:style-name="ce47">
            <text:p>97,7%</text:p>
          </table:table-cell>
          <table:table-cell office:value-type="float" office:value="91429" table:style-name="ce46">
            <text:p>91.429</text:p>
          </table:table-cell>
          <table:table-cell office:value-type="percentage" office:value="0.94554987899973109" table:style-name="ce47">
            <text:p>94,6%</text:p>
          </table:table-cell>
          <table:table-cell office:value-type="float" office:value="94993" table:style-name="ce46">
            <text:p>94.993</text:p>
          </table:table-cell>
          <table:table-cell office:value-type="percentage" office:value="0.87954852687913188" table:style-name="ce47">
            <text:p>88,0%</text:p>
          </table:table-cell>
          <table:table-cell office:value-type="float" office:value="63508" table:style-name="ce46">
            <text:p>63.508</text:p>
          </table:table-cell>
          <table:table-cell office:value-type="percentage" office:value="0.78076246911151814" table:style-name="ce47">
            <text:p>78,1%</text:p>
          </table:table-cell>
          <table:table-cell office:value-type="float" office:value="56119" table:style-name="ce46">
            <text:p>56.119</text:p>
          </table:table-cell>
          <table:table-cell office:value-type="percentage" office:value="0.82374095439399941" table:style-name="ce47">
            <text:p>82,4%</text:p>
          </table:table-cell>
          <table:table-cell office:value-type="float" office:value="47680" table:style-name="ce46">
            <text:p>47.680</text:p>
          </table:table-cell>
          <table:table-cell office:value-type="percentage" office:value="0.84556997942824719" table:style-name="ce47">
            <text:p>84,6%</text:p>
          </table:table-cell>
          <table:table-cell office:value-type="float" office:value="524235" table:style-name="ce46">
            <text:p>524.235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174833234139617" table:style-name="ce47">
            <text:p>90,2%</text:p>
          </table:table-cell>
          <table:table-cell office:value-type="percentage" office:value="0.79285749935344529" table:style-name="ce47">
            <text:p>79,3%</text:p>
          </table:table-cell>
          <table:table-cell table:number-columns-repeated="16363" table:style-name="ce25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141" table:style-name="ce46">
            <text:p>164.141</text:p>
          </table:table-cell>
          <table:table-cell office:value-type="percentage" office:value="1" table:style-name="ce47">
            <text:p>100,0%</text:p>
          </table:table-cell>
          <table:table-cell office:value-type="float" office:value="213666" table:style-name="ce46">
            <text:p>213.666</text:p>
          </table:table-cell>
          <table:table-cell office:value-type="percentage" office:value="1" table:style-name="ce47">
            <text:p>100,0%</text:p>
          </table:table-cell>
          <table:table-cell office:value-type="float" office:value="278295" table:style-name="ce46">
            <text:p>278.295</text:p>
          </table:table-cell>
          <table:table-cell office:value-type="percentage" office:value="0.9934884816809999" table:style-name="ce47">
            <text:p>99,3%</text:p>
          </table:table-cell>
          <table:table-cell office:value-type="float" office:value="323149" table:style-name="ce46">
            <text:p>323.149</text:p>
          </table:table-cell>
          <table:table-cell office:value-type="percentage" office:value="0.95050253399494666" table:style-name="ce47">
            <text:p>95,1%</text:p>
          </table:table-cell>
          <table:table-cell office:value-type="float" office:value="319177" table:style-name="ce46">
            <text:p>319.177</text:p>
          </table:table-cell>
          <table:table-cell office:value-type="percentage" office:value="0.88138059773619082" table:style-name="ce47">
            <text:p>88,1%</text:p>
          </table:table-cell>
          <table:table-cell office:value-type="float" office:value="200346" table:style-name="ce46">
            <text:p>200.346</text:p>
          </table:table-cell>
          <table:table-cell office:value-type="percentage" office:value="0.76895560425726273" table:style-name="ce47">
            <text:p>76,9%</text:p>
          </table:table-cell>
          <table:table-cell office:value-type="float" office:value="159348" table:style-name="ce46">
            <text:p>159.348</text:p>
          </table:table-cell>
          <table:table-cell office:value-type="percentage" office:value="0.79067551877102626" table:style-name="ce47">
            <text:p>79,1%</text:p>
          </table:table-cell>
          <table:table-cell office:value-type="float" office:value="141936" table:style-name="ce46">
            <text:p>141.936</text:p>
          </table:table-cell>
          <table:table-cell office:value-type="percentage" office:value="0.84182057578022129" table:style-name="ce47">
            <text:p>84,2%</text:p>
          </table:table-cell>
          <table:table-cell office:value-type="float" office:value="1800058" table:style-name="ce46">
            <text:p>1.800.058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731336535374252" table:style-name="ce47">
            <text:p>90,7%</text:p>
          </table:table-cell>
          <table:table-cell office:value-type="percentage" office:value="0.81065289681982111" table:style-name="ce47">
            <text:p>81,1%</text:p>
          </table:table-cell>
          <table:table-cell table:number-columns-repeated="16363" table:style-name="ce25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96" table:style-name="ce46">
            <text:p>2.396</text:p>
          </table:table-cell>
          <table:table-cell office:value-type="percentage" office:value="0.91976967370441454" table:style-name="ce47">
            <text:p>92,0%</text:p>
          </table:table-cell>
          <table:table-cell office:value-type="float" office:value="3888" table:style-name="ce46">
            <text:p>3.888</text:p>
          </table:table-cell>
          <table:table-cell office:value-type="percentage" office:value="0.90041685965724871" table:style-name="ce47">
            <text:p>90,0%</text:p>
          </table:table-cell>
          <table:table-cell office:value-type="float" office:value="7641" table:style-name="ce46">
            <text:p>7.641</text:p>
          </table:table-cell>
          <table:table-cell office:value-type="percentage" office:value="0.97250859106529208" table:style-name="ce47">
            <text:p>97,3%</text:p>
          </table:table-cell>
          <table:table-cell office:value-type="float" office:value="10553" table:style-name="ce46">
            <text:p>10.553</text:p>
          </table:table-cell>
          <table:table-cell office:value-type="percentage" office:value="0.91320526133610247" table:style-name="ce47">
            <text:p>91,3%</text:p>
          </table:table-cell>
          <table:table-cell office:value-type="float" office:value="11083" table:style-name="ce46">
            <text:p>11.083</text:p>
          </table:table-cell>
          <table:table-cell office:value-type="percentage" office:value="0.87668090492010753" table:style-name="ce47">
            <text:p>87,7%</text:p>
          </table:table-cell>
          <table:table-cell office:value-type="float" office:value="9116" table:style-name="ce46">
            <text:p>9.116</text:p>
          </table:table-cell>
          <table:table-cell office:value-type="percentage" office:value="0.76643685892046409" table:style-name="ce47">
            <text:p>76,6%</text:p>
          </table:table-cell>
          <table:table-cell office:value-type="float" office:value="8992" table:style-name="ce46">
            <text:p>8.992</text:p>
          </table:table-cell>
          <table:table-cell office:value-type="percentage" office:value="0.81991428831950397" table:style-name="ce47">
            <text:p>82,0%</text:p>
          </table:table-cell>
          <table:table-cell office:value-type="float" office:value="8142" table:style-name="ce46">
            <text:p>8.142</text:p>
          </table:table-cell>
          <table:table-cell office:value-type="percentage" office:value="0.8921761998685076" table:style-name="ce47">
            <text:p>89,2%</text:p>
          </table:table-cell>
          <table:table-cell office:value-type="float" office:value="61811" table:style-name="ce46">
            <text:p>61.811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7100683435496373" table:style-name="ce47">
            <text:p>87,1%</text:p>
          </table:table-cell>
          <table:table-cell office:value-type="percentage" office:value="0.73407995059499775" table:style-name="ce47">
            <text:p>73,4%</text:p>
          </table:table-cell>
          <table:table-cell table:number-columns-repeated="16363" table:style-name="ce25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09" table:style-name="ce46">
            <text:p>2.009</text:p>
          </table:table-cell>
          <table:table-cell office:value-type="percentage" office:value="0.85525755640698164" table:style-name="ce47">
            <text:p>85,5%</text:p>
          </table:table-cell>
          <table:table-cell office:value-type="float" office:value="3313" table:style-name="ce46">
            <text:p>3.313</text:p>
          </table:table-cell>
          <table:table-cell office:value-type="percentage" office:value="0.88393810032017073" table:style-name="ce47">
            <text:p>88,4%</text:p>
          </table:table-cell>
          <table:table-cell office:value-type="float" office:value="7151" table:style-name="ce46">
            <text:p>7.151</text:p>
          </table:table-cell>
          <table:table-cell office:value-type="percentage" office:value="0.91363229845406924" table:style-name="ce47">
            <text:p>91,4%</text:p>
          </table:table-cell>
          <table:table-cell office:value-type="float" office:value="9654" table:style-name="ce46">
            <text:p>9.654</text:p>
          </table:table-cell>
          <table:table-cell office:value-type="percentage" office:value="0.85441189485795199" table:style-name="ce47">
            <text:p>85,4%</text:p>
          </table:table-cell>
          <table:table-cell office:value-type="float" office:value="10006" table:style-name="ce46">
            <text:p>10.006</text:p>
          </table:table-cell>
          <table:table-cell office:value-type="percentage" office:value="0.83369438426928844" table:style-name="ce47">
            <text:p>83,4%</text:p>
          </table:table-cell>
          <table:table-cell office:value-type="float" office:value="8527" table:style-name="ce46">
            <text:p>8.527</text:p>
          </table:table-cell>
          <table:table-cell office:value-type="percentage" office:value="0.70279403280309893" table:style-name="ce47">
            <text:p>70,3%</text:p>
          </table:table-cell>
          <table:table-cell office:value-type="float" office:value="8501" table:style-name="ce46">
            <text:p>8.501</text:p>
          </table:table-cell>
          <table:table-cell office:value-type="percentage" office:value="0.7087119633180492" table:style-name="ce47">
            <text:p>70,9%</text:p>
          </table:table-cell>
          <table:table-cell office:value-type="float" office:value="7569" table:style-name="ce46">
            <text:p>7.569</text:p>
          </table:table-cell>
          <table:table-cell office:value-type="percentage" office:value="0.79057865051180276" table:style-name="ce47">
            <text:p>79,1%</text:p>
          </table:table-cell>
          <table:table-cell office:value-type="float" office:value="56730" table:style-name="ce46">
            <text:p>56.730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9983645156287453" table:style-name="ce47">
            <text:p>80,0%</text:p>
          </table:table-cell>
          <table:table-cell office:value-type="percentage" office:value="0.65149983922091048" table:style-name="ce47">
            <text:p>65,1%</text:p>
          </table:table-cell>
          <table:table-cell table:number-columns-repeated="16363" table:style-name="ce25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18" table:style-name="ce46">
            <text:p>18</text:p>
          </table:table-cell>
          <table:table-cell office:value-type="string" table:style-name="ce47">
            <text:p>-</text:p>
          </table:table-cell>
          <table:table-cell office:value-type="float" office:value="3530" table:style-name="ce46">
            <text:p>3.530</text:p>
          </table:table-cell>
          <table:table-cell office:value-type="string" table:style-name="ce47">
            <text:p>-</text:p>
          </table:table-cell>
          <table:table-cell office:value-type="float" office:value="9507" table:style-name="ce46">
            <text:p>9.507</text:p>
          </table:table-cell>
          <table:table-cell office:value-type="string" table:style-name="ce47">
            <text:p>-</text:p>
          </table:table-cell>
          <table:table-cell office:value-type="float" office:value="21989" table:style-name="ce46">
            <text:p>21.989</text:p>
          </table:table-cell>
          <table:table-cell office:value-type="string" table:style-name="ce47">
            <text:p>-</text:p>
          </table:table-cell>
          <table:table-cell office:value-type="float" office:value="31817" table:style-name="ce46">
            <text:p>31.817</text:p>
          </table:table-cell>
          <table:table-cell office:value-type="string" table:style-name="ce47">
            <text:p>-</text:p>
          </table:table-cell>
          <table:table-cell office:value-type="float" office:value="24550" table:style-name="ce46">
            <text:p>24.550</text:p>
          </table:table-cell>
          <table:table-cell office:value-type="string" table:style-name="ce47">
            <text:p>-</text:p>
          </table:table-cell>
          <table:table-cell office:value-type="float" office:value="1168" table:style-name="ce46">
            <text:p>1.168</text:p>
          </table:table-cell>
          <table:table-cell office:value-type="string" table:style-name="ce47">
            <text:p>-</text:p>
          </table:table-cell>
          <table:table-cell office:value-type="float" office:value="92611" table:style-name="ce46">
            <text:p>92.61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5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6" table:style-name="ce49">
            <text:p>26</text:p>
          </table:table-cell>
          <table:table-cell office:value-type="string" table:style-name="ce50">
            <text:p>-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213" table:style-name="ce49">
            <text:p>213</text:p>
          </table:table-cell>
          <table:table-cell office:value-type="string" table:style-name="ce50">
            <text:p>-</text:p>
          </table:table-cell>
          <table:table-cell office:value-type="float" office:value="636" table:style-name="ce49">
            <text:p>636</text:p>
          </table:table-cell>
          <table:table-cell office:value-type="string" table:style-name="ce50">
            <text:p>-</text:p>
          </table:table-cell>
          <table:table-cell office:value-type="float" office:value="1211" table:style-name="ce49">
            <text:p>1.211</text:p>
          </table:table-cell>
          <table:table-cell office:value-type="string" table:style-name="ce50">
            <text:p>-</text:p>
          </table:table-cell>
          <table:table-cell office:value-type="float" office:value="1379" table:style-name="ce49">
            <text:p>1.379</text:p>
          </table:table-cell>
          <table:table-cell office:value-type="string" table:style-name="ce50">
            <text:p>-</text:p>
          </table:table-cell>
          <table:table-cell office:value-type="float" office:value="1166" table:style-name="ce49">
            <text:p>1.166</text:p>
          </table:table-cell>
          <table:table-cell office:value-type="string" table:style-name="ce50">
            <text:p>-</text:p>
          </table:table-cell>
          <table:table-cell office:value-type="float" office:value="169" table:style-name="ce49">
            <text:p>169</text:p>
          </table:table-cell>
          <table:table-cell office:value-type="string" table:style-name="ce50">
            <text:p>-</text:p>
          </table:table-cell>
          <table:table-cell office:value-type="float" office:value="4833" table:style-name="ce49">
            <text:p>4.833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5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36343" table:style-name="ce53">
            <text:p>2.936.343</text:p>
          </table:table-cell>
          <table:table-cell office:value-type="percentage" office:value="1" table:style-name="ce54">
            <text:p>100,0%</text:p>
          </table:table-cell>
          <table:table-cell office:value-type="float" office:value="3940728" table:style-name="ce53">
            <text:p>3.940.728</text:p>
          </table:table-cell>
          <table:table-cell office:value-type="percentage" office:value="0.99512202512850234" table:style-name="ce54">
            <text:p>99,5%</text:p>
          </table:table-cell>
          <table:table-cell office:value-type="float" office:value="5270844" table:style-name="ce53">
            <text:p>5.270.844</text:p>
          </table:table-cell>
          <table:table-cell office:value-type="percentage" office:value="0.98760686274987419" table:style-name="ce54">
            <text:p>98,8%</text:p>
          </table:table-cell>
          <table:table-cell office:value-type="float" office:value="6664494" table:style-name="ce53">
            <text:p>6.664.494</text:p>
          </table:table-cell>
          <table:table-cell office:value-type="percentage" office:value="0.94756207109430468" table:style-name="ce54">
            <text:p>94,8%</text:p>
          </table:table-cell>
          <table:table-cell office:value-type="float" office:value="6944015" table:style-name="ce53">
            <text:p>6.944.015</text:p>
          </table:table-cell>
          <table:table-cell office:value-type="percentage" office:value="0.87990958137606456" table:style-name="ce54">
            <text:p>88,0%</text:p>
          </table:table-cell>
          <table:table-cell office:value-type="float" office:value="4846734" table:style-name="ce53">
            <text:p>4.846.734</text:p>
          </table:table-cell>
          <table:table-cell office:value-type="percentage" office:value="0.77791661309870319" table:style-name="ce54">
            <text:p>77,8%</text:p>
          </table:table-cell>
          <table:table-cell office:value-type="float" office:value="3917476" table:style-name="ce53">
            <text:p>3.917.476</text:p>
          </table:table-cell>
          <table:table-cell office:value-type="percentage" office:value="0.79226718224178105" table:style-name="ce54">
            <text:p>79,2%</text:p>
          </table:table-cell>
          <table:table-cell office:value-type="float" office:value="3251820" table:style-name="ce53">
            <text:p>3.251.820</text:p>
          </table:table-cell>
          <table:table-cell office:value-type="percentage" office:value="0.83622591281476566" table:style-name="ce54">
            <text:p>83,6%</text:p>
          </table:table-cell>
          <table:table-cell office:value-type="float" office:value="37772454" table:style-name="ce53">
            <text:p>37.772.454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678559221052834" table:style-name="ce54">
            <text:p>89,7%</text:p>
          </table:table-cell>
          <table:table-cell office:value-type="percentage" office:value="0.7960341654971218" table:style-name="ce54">
            <text:p>79,6%</text:p>
          </table:table-cell>
          <table:table-cell table:number-columns-repeated="16363" table:style-name="ce25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25"/>
          <table:table-cell table:style-name="ce55"/>
          <table:table-cell table:style-name="ce25"/>
          <table:table-cell table:style-name="ce55"/>
          <table:table-cell table:style-name="ce51"/>
          <table:table-cell table:style-name="ce55"/>
          <table:table-cell table:style-name="ce25"/>
          <table:table-cell table:style-name="ce55"/>
          <table:table-cell table:number-columns-repeated="2" table:style-name="ce25"/>
          <table:table-cell table:style-name="ce55"/>
          <table:table-cell table:number-columns-repeated="16366" table:style-name="ce25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5"/>
        <table:table-column table:style-name="co8" table:default-cell-style-name="ce25"/>
        <table:table-column table:style-name="co8" table:default-cell-style-name="ce55"/>
        <table:table-column table:style-name="co8" table:default-cell-style-name="ce25"/>
        <table:table-column table:style-name="co8" table:default-cell-style-name="ce55"/>
        <table:table-column table:style-name="co8" table:default-cell-style-name="ce25"/>
        <table:table-column table:style-name="co8" table:default-cell-style-name="ce55"/>
        <table:table-column table:style-name="co8" table:default-cell-style-name="ce25"/>
        <table:table-column table:style-name="co8" table:default-cell-style-name="ce55"/>
        <table:table-column table:style-name="co8" table:default-cell-style-name="ce25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5"/>
        <table:table-column table:style-name="co4" table:default-cell-style-name="ce55"/>
        <table:table-column table:style-name="co4" table:number-columns-repeated="2" table:default-cell-style-name="ce25"/>
        <table:table-column table:style-name="co4" table:default-cell-style-name="ce55"/>
        <table:table-column table:style-name="co4" table:number-columns-repeated="3" table:default-cell-style-name="ce25"/>
        <table:table-column table:style-name="co3" table:number-columns-repeated="20" table:default-cell-style-name="ce25"/>
        <table:table-column table:style-name="co4" table:number-columns-repeated="16343" table:default-cell-style-name="ce25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7408" table:style-name="ce43">
            <text:p>427.408</text:p>
          </table:table-cell>
          <table:table-cell office:value-type="percentage" office:value="1" table:style-name="ce44">
            <text:p>100,0%</text:p>
          </table:table-cell>
          <table:table-cell office:value-type="float" office:value="648432" table:style-name="ce43">
            <text:p>648.432</text:p>
          </table:table-cell>
          <table:table-cell office:value-type="percentage" office:value="0.99700329499170481" table:style-name="ce44">
            <text:p>99,7%</text:p>
          </table:table-cell>
          <table:table-cell office:value-type="float" office:value="915864" table:style-name="ce43">
            <text:p>915.864</text:p>
          </table:table-cell>
          <table:table-cell office:value-type="percentage" office:value="0.99969109760769836" table:style-name="ce44">
            <text:p>100,0%</text:p>
          </table:table-cell>
          <table:table-cell office:value-type="float" office:value="1196100" table:style-name="ce43">
            <text:p>1.196.100</text:p>
          </table:table-cell>
          <table:table-cell office:value-type="percentage" office:value="0.94551790049335149" table:style-name="ce44">
            <text:p>94,6%</text:p>
          </table:table-cell>
          <table:table-cell office:value-type="float" office:value="1221668" table:style-name="ce43">
            <text:p>1.221.668</text:p>
          </table:table-cell>
          <table:table-cell office:value-type="percentage" office:value="0.88199816044022372" table:style-name="ce44">
            <text:p>88,2%</text:p>
          </table:table-cell>
          <table:table-cell office:value-type="float" office:value="885056" table:style-name="ce43">
            <text:p>885.056</text:p>
          </table:table-cell>
          <table:table-cell office:value-type="percentage" office:value="0.77621715866365792" table:style-name="ce44">
            <text:p>77,6%</text:p>
          </table:table-cell>
          <table:table-cell office:value-type="float" office:value="707714" table:style-name="ce43">
            <text:p>707.714</text:p>
          </table:table-cell>
          <table:table-cell office:value-type="percentage" office:value="0.76207100031012021" table:style-name="ce44">
            <text:p>76,2%</text:p>
          </table:table-cell>
          <table:table-cell office:value-type="float" office:value="613257" table:style-name="ce43">
            <text:p>613.257</text:p>
          </table:table-cell>
          <table:table-cell office:value-type="percentage" office:value="0.81451892464806408" table:style-name="ce44">
            <text:p>81,5%</text:p>
          </table:table-cell>
          <table:table-cell office:value-type="float" office:value="6615499" table:style-name="ce43">
            <text:p>6.615.499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88775109954072573" table:style-name="ce44">
            <text:p>88,8%</text:p>
          </table:table-cell>
          <table:table-cell office:value-type="percentage" office:value="0.78156637242685878" table:style-name="ce44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99852" table:style-name="ce46">
            <text:p>99.852</text:p>
          </table:table-cell>
          <table:table-cell office:value-type="percentage" office:value="1" table:style-name="ce47">
            <text:p>100,0%</text:p>
          </table:table-cell>
          <table:table-cell office:value-type="float" office:value="118393" table:style-name="ce46">
            <text:p>118.393</text:p>
          </table:table-cell>
          <table:table-cell office:value-type="percentage" office:value="0.99527552435795053" table:style-name="ce47">
            <text:p>99,5%</text:p>
          </table:table-cell>
          <table:table-cell office:value-type="float" office:value="152207" table:style-name="ce46">
            <text:p>152.207</text:p>
          </table:table-cell>
          <table:table-cell office:value-type="percentage" office:value="0.97339592113425466" table:style-name="ce47">
            <text:p>97,3%</text:p>
          </table:table-cell>
          <table:table-cell office:value-type="float" office:value="183379" table:style-name="ce46">
            <text:p>183.379</text:p>
          </table:table-cell>
          <table:table-cell office:value-type="percentage" office:value="0.92491400441830673" table:style-name="ce47">
            <text:p>92,5%</text:p>
          </table:table-cell>
          <table:table-cell office:value-type="float" office:value="184115" table:style-name="ce46">
            <text:p>184.115</text:p>
          </table:table-cell>
          <table:table-cell office:value-type="percentage" office:value="0.8565759294324542" table:style-name="ce47">
            <text:p>85,7%</text:p>
          </table:table-cell>
          <table:table-cell office:value-type="float" office:value="120242" table:style-name="ce46">
            <text:p>120.242</text:p>
          </table:table-cell>
          <table:table-cell office:value-type="percentage" office:value="0.7319065532059944" table:style-name="ce47">
            <text:p>73,2%</text:p>
          </table:table-cell>
          <table:table-cell office:value-type="float" office:value="97925" table:style-name="ce46">
            <text:p>97.925</text:p>
          </table:table-cell>
          <table:table-cell office:value-type="percentage" office:value="0.75095283011633351" table:style-name="ce47">
            <text:p>75,1%</text:p>
          </table:table-cell>
          <table:table-cell office:value-type="float" office:value="82781" table:style-name="ce46">
            <text:p>82.781</text:p>
          </table:table-cell>
          <table:table-cell office:value-type="percentage" office:value="0.80284941178752578" table:style-name="ce47">
            <text:p>80,3%</text:p>
          </table:table-cell>
          <table:table-cell office:value-type="float" office:value="1038894" table:style-name="ce46">
            <text:p>1.038.894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76604670864223" table:style-name="ce47">
            <text:p>87,7%</text:p>
          </table:table-cell>
          <table:table-cell office:value-type="percentage" office:value="0.7814811443736267" table:style-name="ce47">
            <text:p>78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10" table:style-name="ce46">
            <text:p>88.110</text:p>
          </table:table-cell>
          <table:table-cell office:value-type="percentage" office:value="1" table:style-name="ce47">
            <text:p>100,0%</text:p>
          </table:table-cell>
          <table:table-cell office:value-type="float" office:value="113861" table:style-name="ce46">
            <text:p>113.861</text:p>
          </table:table-cell>
          <table:table-cell office:value-type="percentage" office:value="1" table:style-name="ce47">
            <text:p>100,0%</text:p>
          </table:table-cell>
          <table:table-cell office:value-type="float" office:value="147048" table:style-name="ce46">
            <text:p>147.048</text:p>
          </table:table-cell>
          <table:table-cell office:value-type="percentage" office:value="0.98259963114425464" table:style-name="ce47">
            <text:p>98,3%</text:p>
          </table:table-cell>
          <table:table-cell office:value-type="float" office:value="152083" table:style-name="ce46">
            <text:p>152.083</text:p>
          </table:table-cell>
          <table:table-cell office:value-type="percentage" office:value="0.93506102247225553" table:style-name="ce47">
            <text:p>93,5%</text:p>
          </table:table-cell>
          <table:table-cell office:value-type="float" office:value="149172" table:style-name="ce46">
            <text:p>149.172</text:p>
          </table:table-cell>
          <table:table-cell office:value-type="percentage" office:value="0.89328295198002317" table:style-name="ce47">
            <text:p>89,3%</text:p>
          </table:table-cell>
          <table:table-cell office:value-type="float" office:value="88457" table:style-name="ce46">
            <text:p>88.457</text:p>
          </table:table-cell>
          <table:table-cell office:value-type="percentage" office:value="0.77288097089584185" table:style-name="ce47">
            <text:p>77,3%</text:p>
          </table:table-cell>
          <table:table-cell office:value-type="float" office:value="63831" table:style-name="ce46">
            <text:p>63.831</text:p>
          </table:table-cell>
          <table:table-cell office:value-type="percentage" office:value="0.80685366131132208" table:style-name="ce47">
            <text:p>80,7%</text:p>
          </table:table-cell>
          <table:table-cell office:value-type="float" office:value="58178" table:style-name="ce46">
            <text:p>58.178</text:p>
          </table:table-cell>
          <table:table-cell office:value-type="percentage" office:value="0.90903124999999996" table:style-name="ce47">
            <text:p>90,9%</text:p>
          </table:table-cell>
          <table:table-cell office:value-type="float" office:value="860740" table:style-name="ce46">
            <text:p>860.740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163520275139277" table:style-name="ce47">
            <text:p>92,2%</text:p>
          </table:table-cell>
          <table:table-cell office:value-type="percentage" office:value="0.84486996262210634" table:style-name="ce47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0809" table:style-name="ce46">
            <text:p>50.809</text:p>
          </table:table-cell>
          <table:table-cell office:value-type="percentage" office:value="1" table:style-name="ce47">
            <text:p>100,0%</text:p>
          </table:table-cell>
          <table:table-cell office:value-type="float" office:value="78664" table:style-name="ce46">
            <text:p>78.664</text:p>
          </table:table-cell>
          <table:table-cell office:value-type="percentage" office:value="0.97699836057429579" table:style-name="ce47">
            <text:p>97,7%</text:p>
          </table:table-cell>
          <table:table-cell office:value-type="float" office:value="108961" table:style-name="ce46">
            <text:p>108.961</text:p>
          </table:table-cell>
          <table:table-cell office:value-type="percentage" office:value="0.92945551944451554" table:style-name="ce47">
            <text:p>92,9%</text:p>
          </table:table-cell>
          <table:table-cell office:value-type="float" office:value="147817" table:style-name="ce46">
            <text:p>147.817</text:p>
          </table:table-cell>
          <table:table-cell office:value-type="percentage" office:value="0.89155412944745682" table:style-name="ce47">
            <text:p>89,2%</text:p>
          </table:table-cell>
          <table:table-cell office:value-type="float" office:value="163171" table:style-name="ce46">
            <text:p>163.171</text:p>
          </table:table-cell>
          <table:table-cell office:value-type="percentage" office:value="0.79143142618784312" table:style-name="ce47">
            <text:p>79,1%</text:p>
          </table:table-cell>
          <table:table-cell office:value-type="float" office:value="119404" table:style-name="ce46">
            <text:p>119.404</text:p>
          </table:table-cell>
          <table:table-cell office:value-type="percentage" office:value="0.65539253624023663" table:style-name="ce47">
            <text:p>65,5%</text:p>
          </table:table-cell>
          <table:table-cell office:value-type="float" office:value="90553" table:style-name="ce46">
            <text:p>90.553</text:p>
          </table:table-cell>
          <table:table-cell office:value-type="percentage" office:value="0.65645706166359774" table:style-name="ce47">
            <text:p>65,6%</text:p>
          </table:table-cell>
          <table:table-cell office:value-type="float" office:value="70603" table:style-name="ce46">
            <text:p>70.603</text:p>
          </table:table-cell>
          <table:table-cell office:value-type="percentage" office:value="0.73945328864683701" table:style-name="ce47">
            <text:p>73,9%</text:p>
          </table:table-cell>
          <table:table-cell office:value-type="float" office:value="829982" table:style-name="ce46">
            <text:p>829.982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0201803710041963" table:style-name="ce47">
            <text:p>80,2%</text:p>
          </table:table-cell>
          <table:table-cell office:value-type="percentage" office:value="0.70845201584576922" table:style-name="ce47">
            <text:p>70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1744" table:style-name="ce46">
            <text:p>91.744</text:p>
          </table:table-cell>
          <table:table-cell office:value-type="percentage" office:value="1" table:style-name="ce47">
            <text:p>100,0%</text:p>
          </table:table-cell>
          <table:table-cell office:value-type="float" office:value="149999" table:style-name="ce46">
            <text:p>149.999</text:p>
          </table:table-cell>
          <table:table-cell office:value-type="percentage" office:value="0.97067255113860651" table:style-name="ce47">
            <text:p>97,1%</text:p>
          </table:table-cell>
          <table:table-cell office:value-type="float" office:value="219913" table:style-name="ce46">
            <text:p>219.913</text:p>
          </table:table-cell>
          <table:table-cell office:value-type="percentage" office:value="0.93543378762356866" table:style-name="ce47">
            <text:p>93,5%</text:p>
          </table:table-cell>
          <table:table-cell office:value-type="float" office:value="317082" table:style-name="ce46">
            <text:p>317.082</text:p>
          </table:table-cell>
          <table:table-cell office:value-type="percentage" office:value="0.90462523394348837" table:style-name="ce47">
            <text:p>90,5%</text:p>
          </table:table-cell>
          <table:table-cell office:value-type="float" office:value="311751" table:style-name="ce46">
            <text:p>311.751</text:p>
          </table:table-cell>
          <table:table-cell office:value-type="percentage" office:value="0.80363937266062424" table:style-name="ce47">
            <text:p>80,4%</text:p>
          </table:table-cell>
          <table:table-cell office:value-type="float" office:value="218651" table:style-name="ce46">
            <text:p>218.651</text:p>
          </table:table-cell>
          <table:table-cell office:value-type="percentage" office:value="0.70320711147703374" table:style-name="ce47">
            <text:p>70,3%</text:p>
          </table:table-cell>
          <table:table-cell office:value-type="float" office:value="173717" table:style-name="ce46">
            <text:p>173.717</text:p>
          </table:table-cell>
          <table:table-cell office:value-type="percentage" office:value="0.69004321782099565" table:style-name="ce47">
            <text:p>69,0%</text:p>
          </table:table-cell>
          <table:table-cell office:value-type="float" office:value="135924" table:style-name="ce46">
            <text:p>135.924</text:p>
          </table:table-cell>
          <table:table-cell office:value-type="percentage" office:value="0.75598591745134791" table:style-name="ce47">
            <text:p>75,6%</text:p>
          </table:table-cell>
          <table:table-cell office:value-type="float" office:value="1618781" table:style-name="ce46">
            <text:p>1.618.781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2558265256475249" table:style-name="ce47">
            <text:p>82,6%</text:p>
          </table:table-cell>
          <table:table-cell office:value-type="percentage" office:value="0.74394150238608203" table:style-name="ce47">
            <text:p>74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1823" table:style-name="ce46">
            <text:p>41.823</text:p>
          </table:table-cell>
          <table:table-cell office:value-type="percentage" office:value="1" table:style-name="ce47">
            <text:p>100,0%</text:p>
          </table:table-cell>
          <table:table-cell office:value-type="float" office:value="55666" table:style-name="ce46">
            <text:p>55.666</text:p>
          </table:table-cell>
          <table:table-cell office:value-type="percentage" office:value="1" table:style-name="ce47">
            <text:p>100,0%</text:p>
          </table:table-cell>
          <table:table-cell office:value-type="float" office:value="76091" table:style-name="ce46">
            <text:p>76.091</text:p>
          </table:table-cell>
          <table:table-cell office:value-type="percentage" office:value="0.98378692869610185" table:style-name="ce47">
            <text:p>98,4%</text:p>
          </table:table-cell>
          <table:table-cell office:value-type="float" office:value="83497" table:style-name="ce46">
            <text:p>83.497</text:p>
          </table:table-cell>
          <table:table-cell office:value-type="percentage" office:value="0.92811569072073274" table:style-name="ce47">
            <text:p>92,8%</text:p>
          </table:table-cell>
          <table:table-cell office:value-type="float" office:value="86614" table:style-name="ce46">
            <text:p>86.614</text:p>
          </table:table-cell>
          <table:table-cell office:value-type="percentage" office:value="0.8859045300657673" table:style-name="ce47">
            <text:p>88,6%</text:p>
          </table:table-cell>
          <table:table-cell office:value-type="float" office:value="52796" table:style-name="ce46">
            <text:p>52.796</text:p>
          </table:table-cell>
          <table:table-cell office:value-type="percentage" office:value="0.7491663473954564" table:style-name="ce47">
            <text:p>74,9%</text:p>
          </table:table-cell>
          <table:table-cell office:value-type="float" office:value="38812" table:style-name="ce46">
            <text:p>38.812</text:p>
          </table:table-cell>
          <table:table-cell office:value-type="percentage" office:value="0.76847836847836848" table:style-name="ce47">
            <text:p>76,8%</text:p>
          </table:table-cell>
          <table:table-cell office:value-type="float" office:value="36061" table:style-name="ce46">
            <text:p>36.061</text:p>
          </table:table-cell>
          <table:table-cell office:value-type="percentage" office:value="0.82025794418033349" table:style-name="ce47">
            <text:p>82,0%</text:p>
          </table:table-cell>
          <table:table-cell office:value-type="float" office:value="471360" table:style-name="ce46">
            <text:p>471.360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89932401879697099" table:style-name="ce47">
            <text:p>89,9%</text:p>
          </table:table-cell>
          <table:table-cell office:value-type="percentage" office:value="0.80863948670881192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6767" table:style-name="ce46">
            <text:p>226.767</text:p>
          </table:table-cell>
          <table:table-cell office:value-type="percentage" office:value="1" table:style-name="ce47">
            <text:p>100,0%</text:p>
          </table:table-cell>
          <table:table-cell office:value-type="float" office:value="248893" table:style-name="ce46">
            <text:p>248.893</text:p>
          </table:table-cell>
          <table:table-cell office:value-type="percentage" office:value="1" table:style-name="ce47">
            <text:p>100,0%</text:p>
          </table:table-cell>
          <table:table-cell office:value-type="float" office:value="317121" table:style-name="ce46">
            <text:p>317.121</text:p>
          </table:table-cell>
          <table:table-cell office:value-type="percentage" office:value="0.99543592560621519" table:style-name="ce47">
            <text:p>99,5%</text:p>
          </table:table-cell>
          <table:table-cell office:value-type="float" office:value="347979" table:style-name="ce46">
            <text:p>347.979</text:p>
          </table:table-cell>
          <table:table-cell office:value-type="percentage" office:value="0.91291139240506325" table:style-name="ce47">
            <text:p>91,3%</text:p>
          </table:table-cell>
          <table:table-cell office:value-type="float" office:value="314227" table:style-name="ce46">
            <text:p>314.227</text:p>
          </table:table-cell>
          <table:table-cell office:value-type="percentage" office:value="0.86491240142579928" table:style-name="ce47">
            <text:p>86,5%</text:p>
          </table:table-cell>
          <table:table-cell office:value-type="float" office:value="203743" table:style-name="ce46">
            <text:p>203.743</text:p>
          </table:table-cell>
          <table:table-cell office:value-type="percentage" office:value="0.76085113692803497" table:style-name="ce47">
            <text:p>76,1%</text:p>
          </table:table-cell>
          <table:table-cell office:value-type="float" office:value="162329" table:style-name="ce46">
            <text:p>162.329</text:p>
          </table:table-cell>
          <table:table-cell office:value-type="percentage" office:value="0.76930987744424328" table:style-name="ce47">
            <text:p>76,9%</text:p>
          </table:table-cell>
          <table:table-cell office:value-type="float" office:value="129010" table:style-name="ce46">
            <text:p>129.010</text:p>
          </table:table-cell>
          <table:table-cell office:value-type="percentage" office:value="0.78026151854943082" table:style-name="ce47">
            <text:p>78,0%</text:p>
          </table:table-cell>
          <table:table-cell office:value-type="float" office:value="1950069" table:style-name="ce46">
            <text:p>1.950.069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89606723115373077" table:style-name="ce47">
            <text:p>89,6%</text:p>
          </table:table-cell>
          <table:table-cell office:value-type="percentage" office:value="0.81425293058050419" table:style-name="ce47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120" table:style-name="ce46">
            <text:p>136.120</text:p>
          </table:table-cell>
          <table:table-cell office:value-type="percentage" office:value="1" table:style-name="ce47">
            <text:p>100,0%</text:p>
          </table:table-cell>
          <table:table-cell office:value-type="float" office:value="157028" table:style-name="ce46">
            <text:p>157.028</text:p>
          </table:table-cell>
          <table:table-cell office:value-type="percentage" office:value="0.98697054072570256" table:style-name="ce47">
            <text:p>98,7%</text:p>
          </table:table-cell>
          <table:table-cell office:value-type="float" office:value="215240" table:style-name="ce46">
            <text:p>215.240</text:p>
          </table:table-cell>
          <table:table-cell office:value-type="percentage" office:value="0.98533262529527021" table:style-name="ce47">
            <text:p>98,5%</text:p>
          </table:table-cell>
          <table:table-cell office:value-type="float" office:value="276359" table:style-name="ce46">
            <text:p>276.359</text:p>
          </table:table-cell>
          <table:table-cell office:value-type="percentage" office:value="0.89879275915675272" table:style-name="ce47">
            <text:p>89,9%</text:p>
          </table:table-cell>
          <table:table-cell office:value-type="float" office:value="274378" table:style-name="ce46">
            <text:p>274.378</text:p>
          </table:table-cell>
          <table:table-cell office:value-type="percentage" office:value="0.82992695210296274" table:style-name="ce47">
            <text:p>83,0%</text:p>
          </table:table-cell>
          <table:table-cell office:value-type="float" office:value="192101" table:style-name="ce46">
            <text:p>192.101</text:p>
          </table:table-cell>
          <table:table-cell office:value-type="percentage" office:value="0.72245309344455266" table:style-name="ce47">
            <text:p>72,2%</text:p>
          </table:table-cell>
          <table:table-cell office:value-type="float" office:value="157537" table:style-name="ce46">
            <text:p>157.537</text:p>
          </table:table-cell>
          <table:table-cell office:value-type="percentage" office:value="0.72235188386392712" table:style-name="ce47">
            <text:p>72,2%</text:p>
          </table:table-cell>
          <table:table-cell office:value-type="float" office:value="135545" table:style-name="ce46">
            <text:p>135.545</text:p>
          </table:table-cell>
          <table:table-cell office:value-type="percentage" office:value="0.77911962844595684" table:style-name="ce47">
            <text:p>77,9%</text:p>
          </table:table-cell>
          <table:table-cell office:value-type="float" office:value="1544308" table:style-name="ce46">
            <text:p>1.544.308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5378243062742709" table:style-name="ce47">
            <text:p>85,4%</text:p>
          </table:table-cell>
          <table:table-cell office:value-type="percentage" office:value="0.75508123571975838" table:style-name="ce47">
            <text:p>75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2614" table:style-name="ce46">
            <text:p>452.614</text:p>
          </table:table-cell>
          <table:table-cell office:value-type="percentage" office:value="1" table:style-name="ce47">
            <text:p>100,0%</text:p>
          </table:table-cell>
          <table:table-cell office:value-type="float" office:value="613582" table:style-name="ce46">
            <text:p>613.582</text:p>
          </table:table-cell>
          <table:table-cell office:value-type="percentage" office:value="0.96582673794097829" table:style-name="ce47">
            <text:p>96,6%</text:p>
          </table:table-cell>
          <table:table-cell office:value-type="float" office:value="784916" table:style-name="ce46">
            <text:p>784.916</text:p>
          </table:table-cell>
          <table:table-cell office:value-type="percentage" office:value="0.937119142677033" table:style-name="ce47">
            <text:p>93,7%</text:p>
          </table:table-cell>
          <table:table-cell office:value-type="float" office:value="1009302" table:style-name="ce46">
            <text:p>1.009.302</text:p>
          </table:table-cell>
          <table:table-cell office:value-type="percentage" office:value="0.92445547637802483" table:style-name="ce47">
            <text:p>92,4%</text:p>
          </table:table-cell>
          <table:table-cell office:value-type="float" office:value="1099321" table:style-name="ce46">
            <text:p>1.099.321</text:p>
          </table:table-cell>
          <table:table-cell office:value-type="percentage" office:value="0.8348713314170062" table:style-name="ce47">
            <text:p>83,5%</text:p>
          </table:table-cell>
          <table:table-cell office:value-type="float" office:value="728245" table:style-name="ce46">
            <text:p>728.245</text:p>
          </table:table-cell>
          <table:table-cell office:value-type="percentage" office:value="0.69711731753732342" table:style-name="ce47">
            <text:p>69,7%</text:p>
          </table:table-cell>
          <table:table-cell office:value-type="float" office:value="579810" table:style-name="ce46">
            <text:p>579.810</text:p>
          </table:table-cell>
          <table:table-cell office:value-type="percentage" office:value="0.69112624935185685" table:style-name="ce47">
            <text:p>69,1%</text:p>
          </table:table-cell>
          <table:table-cell office:value-type="float" office:value="479838" table:style-name="ce46">
            <text:p>479.838</text:p>
          </table:table-cell>
          <table:table-cell office:value-type="percentage" office:value="0.73127531752635766" table:style-name="ce47">
            <text:p>73,1%</text:p>
          </table:table-cell>
          <table:table-cell office:value-type="float" office:value="5747628" table:style-name="ce46">
            <text:p>5.747.628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368268407596573" table:style-name="ce47">
            <text:p>83,7%</text:p>
          </table:table-cell>
          <table:table-cell office:value-type="percentage" office:value="0.73872418394805772" table:style-name="ce47">
            <text:p>73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2971" table:style-name="ce46">
            <text:p>292.971</text:p>
          </table:table-cell>
          <table:table-cell office:value-type="percentage" office:value="1" table:style-name="ce47">
            <text:p>100,0%</text:p>
          </table:table-cell>
          <table:table-cell office:value-type="float" office:value="431379" table:style-name="ce46">
            <text:p>431.379</text:p>
          </table:table-cell>
          <table:table-cell office:value-type="percentage" office:value="0.98519396522191927" table:style-name="ce47">
            <text:p>98,5%</text:p>
          </table:table-cell>
          <table:table-cell office:value-type="float" office:value="562966" table:style-name="ce46">
            <text:p>562.966</text:p>
          </table:table-cell>
          <table:table-cell office:value-type="percentage" office:value="0.96941425245553858" table:style-name="ce47">
            <text:p>96,9%</text:p>
          </table:table-cell>
          <table:table-cell office:value-type="float" office:value="707978" table:style-name="ce46">
            <text:p>707.978</text:p>
          </table:table-cell>
          <table:table-cell office:value-type="percentage" office:value="0.94104214351604476" table:style-name="ce47">
            <text:p>94,1%</text:p>
          </table:table-cell>
          <table:table-cell office:value-type="float" office:value="741405" table:style-name="ce46">
            <text:p>741.405</text:p>
          </table:table-cell>
          <table:table-cell office:value-type="percentage" office:value="0.87061466342879423" table:style-name="ce47">
            <text:p>87,1%</text:p>
          </table:table-cell>
          <table:table-cell office:value-type="float" office:value="490854" table:style-name="ce46">
            <text:p>490.854</text:p>
          </table:table-cell>
          <table:table-cell office:value-type="percentage" office:value="0.75660453265388228" table:style-name="ce47">
            <text:p>75,7%</text:p>
          </table:table-cell>
          <table:table-cell office:value-type="float" office:value="402087" table:style-name="ce46">
            <text:p>402.087</text:p>
          </table:table-cell>
          <table:table-cell office:value-type="percentage" office:value="0.77904813940781903" table:style-name="ce47">
            <text:p>77,9%</text:p>
          </table:table-cell>
          <table:table-cell office:value-type="float" office:value="345240" table:style-name="ce46">
            <text:p>345.240</text:p>
          </table:table-cell>
          <table:table-cell office:value-type="percentage" office:value="0.81322683149169317" table:style-name="ce47">
            <text:p>81,3%</text:p>
          </table:table-cell>
          <table:table-cell office:value-type="float" office:value="3974880" table:style-name="ce46">
            <text:p>3.974.880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8557787873299054" table:style-name="ce47">
            <text:p>88,6%</text:p>
          </table:table-cell>
          <table:table-cell office:value-type="percentage" office:value="0.78596056079138632" table:style-name="ce47">
            <text:p>78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338" table:style-name="ce46">
            <text:p>77.338</text:p>
          </table:table-cell>
          <table:table-cell office:value-type="percentage" office:value="1" table:style-name="ce47">
            <text:p>100,0%</text:p>
          </table:table-cell>
          <table:table-cell office:value-type="float" office:value="95371" table:style-name="ce46">
            <text:p>95.371</text:p>
          </table:table-cell>
          <table:table-cell office:value-type="percentage" office:value="1" table:style-name="ce47">
            <text:p>100,0%</text:p>
          </table:table-cell>
          <table:table-cell office:value-type="float" office:value="131413" table:style-name="ce46">
            <text:p>131.413</text:p>
          </table:table-cell>
          <table:table-cell office:value-type="percentage" office:value="1.048812022634221" table:style-name="ce47">
            <text:p>104,9%</text:p>
          </table:table-cell>
          <table:table-cell office:value-type="float" office:value="160056" table:style-name="ce46">
            <text:p>160.056</text:p>
          </table:table-cell>
          <table:table-cell office:value-type="percentage" office:value="0.94586800302571861" table:style-name="ce47">
            <text:p>94,6%</text:p>
          </table:table-cell>
          <table:table-cell office:value-type="float" office:value="144028" table:style-name="ce46">
            <text:p>144.028</text:p>
          </table:table-cell>
          <table:table-cell office:value-type="percentage" office:value="0.90303083501573722" table:style-name="ce47">
            <text:p>90,3%</text:p>
          </table:table-cell>
          <table:table-cell office:value-type="float" office:value="109590" table:style-name="ce46">
            <text:p>109.590</text:p>
          </table:table-cell>
          <table:table-cell office:value-type="percentage" office:value="0.82102802688063292" table:style-name="ce47">
            <text:p>82,1%</text:p>
          </table:table-cell>
          <table:table-cell office:value-type="float" office:value="88389" table:style-name="ce46">
            <text:p>88.389</text:p>
          </table:table-cell>
          <table:table-cell office:value-type="percentage" office:value="0.77999470525944226" table:style-name="ce47">
            <text:p>78,0%</text:p>
          </table:table-cell>
          <table:table-cell office:value-type="float" office:value="71662" table:style-name="ce46">
            <text:p>71.662</text:p>
          </table:table-cell>
          <table:table-cell office:value-type="percentage" office:value="0.84556932153392328" table:style-name="ce47">
            <text:p>84,6%</text:p>
          </table:table-cell>
          <table:table-cell office:value-type="float" office:value="877847" table:style-name="ce46">
            <text:p>877.847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207184113895307" table:style-name="ce47">
            <text:p>92,1%</text:p>
          </table:table-cell>
          <table:table-cell office:value-type="percentage" office:value="0.82505425348242034" table:style-name="ce47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528" table:style-name="ce46">
            <text:p>240.528</text:p>
          </table:table-cell>
          <table:table-cell office:value-type="percentage" office:value="1" table:style-name="ce47">
            <text:p>100,0%</text:p>
          </table:table-cell>
          <table:table-cell office:value-type="float" office:value="289858" table:style-name="ce46">
            <text:p>289.858</text:p>
          </table:table-cell>
          <table:table-cell office:value-type="percentage" office:value="1" table:style-name="ce47">
            <text:p>100,0%</text:p>
          </table:table-cell>
          <table:table-cell office:value-type="float" office:value="343819" table:style-name="ce46">
            <text:p>343.819</text:p>
          </table:table-cell>
          <table:table-cell office:value-type="percentage" office:value="0.99104134299146507" table:style-name="ce47">
            <text:p>99,1%</text:p>
          </table:table-cell>
          <table:table-cell office:value-type="float" office:value="387765" table:style-name="ce46">
            <text:p>387.765</text:p>
          </table:table-cell>
          <table:table-cell office:value-type="percentage" office:value="0.95534739793391787" table:style-name="ce47">
            <text:p>95,5%</text:p>
          </table:table-cell>
          <table:table-cell office:value-type="float" office:value="403041" table:style-name="ce46">
            <text:p>403.041</text:p>
          </table:table-cell>
          <table:table-cell office:value-type="percentage" office:value="0.90934545068938522" table:style-name="ce47">
            <text:p>90,9%</text:p>
          </table:table-cell>
          <table:table-cell office:value-type="float" office:value="256773" table:style-name="ce46">
            <text:p>256.773</text:p>
          </table:table-cell>
          <table:table-cell office:value-type="percentage" office:value="0.7939599515163509" table:style-name="ce47">
            <text:p>79,4%</text:p>
          </table:table-cell>
          <table:table-cell office:value-type="float" office:value="190567" table:style-name="ce46">
            <text:p>190.567</text:p>
          </table:table-cell>
          <table:table-cell office:value-type="percentage" office:value="0.82503322784125099" table:style-name="ce47">
            <text:p>82,5%</text:p>
          </table:table-cell>
          <table:table-cell office:value-type="float" office:value="160992" table:style-name="ce46">
            <text:p>160.992</text:p>
          </table:table-cell>
          <table:table-cell office:value-type="percentage" office:value="0.89436521913036715" table:style-name="ce47">
            <text:p>89,4%</text:p>
          </table:table-cell>
          <table:table-cell office:value-type="float" office:value="2273343" table:style-name="ce46">
            <text:p>2.273.343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2619506155436326" table:style-name="ce47">
            <text:p>92,6%</text:p>
          </table:table-cell>
          <table:table-cell office:value-type="percentage" office:value="0.84141202649030156" table:style-name="ce47">
            <text:p>84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51" table:style-name="ce46">
            <text:p>23.151</text:p>
          </table:table-cell>
          <table:table-cell office:value-type="percentage" office:value="1" table:style-name="ce47">
            <text:p>100,0%</text:p>
          </table:table-cell>
          <table:table-cell office:value-type="float" office:value="28540" table:style-name="ce46">
            <text:p>28.540</text:p>
          </table:table-cell>
          <table:table-cell office:value-type="percentage" office:value="1" table:style-name="ce47">
            <text:p>100,0%</text:p>
          </table:table-cell>
          <table:table-cell office:value-type="float" office:value="37393" table:style-name="ce46">
            <text:p>37.393</text:p>
          </table:table-cell>
          <table:table-cell office:value-type="percentage" office:value="0.99138342435972215" table:style-name="ce47">
            <text:p>99,1%</text:p>
          </table:table-cell>
          <table:table-cell office:value-type="float" office:value="44665" table:style-name="ce46">
            <text:p>44.665</text:p>
          </table:table-cell>
          <table:table-cell office:value-type="percentage" office:value="0.93708039610607585" table:style-name="ce47">
            <text:p>93,7%</text:p>
          </table:table-cell>
          <table:table-cell office:value-type="float" office:value="46558" table:style-name="ce46">
            <text:p>46.558</text:p>
          </table:table-cell>
          <table:table-cell office:value-type="percentage" office:value="0.87933216235103029" table:style-name="ce47">
            <text:p>87,9%</text:p>
          </table:table-cell>
          <table:table-cell office:value-type="float" office:value="29735" table:style-name="ce46">
            <text:p>29.735</text:p>
          </table:table-cell>
          <table:table-cell office:value-type="percentage" office:value="0.75625015895622982" table:style-name="ce47">
            <text:p>75,6%</text:p>
          </table:table-cell>
          <table:table-cell office:value-type="float" office:value="22237" table:style-name="ce46">
            <text:p>22.237</text:p>
          </table:table-cell>
          <table:table-cell office:value-type="percentage" office:value="0.73008733337710952" table:style-name="ce47">
            <text:p>73,0%</text:p>
          </table:table-cell>
          <table:table-cell office:value-type="float" office:value="19908" table:style-name="ce46">
            <text:p>19.908</text:p>
          </table:table-cell>
          <table:table-cell office:value-type="percentage" office:value="0.77972740090866366" table:style-name="ce47">
            <text:p>78,0%</text:p>
          </table:table-cell>
          <table:table-cell office:value-type="float" office:value="252187" table:style-name="ce46">
            <text:p>252.187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88807620523294717" table:style-name="ce47">
            <text:p>88,8%</text:p>
          </table:table-cell>
          <table:table-cell office:value-type="percentage" office:value="0.7882962296117082" table:style-name="ce47">
            <text:p>78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0588" table:style-name="ce46">
            <text:p>370.588</text:p>
          </table:table-cell>
          <table:table-cell office:value-type="percentage" office:value="1" table:style-name="ce47">
            <text:p>100,0%</text:p>
          </table:table-cell>
          <table:table-cell office:value-type="float" office:value="508156" table:style-name="ce46">
            <text:p>508.156</text:p>
          </table:table-cell>
          <table:table-cell office:value-type="percentage" office:value="0.96592730016860517" table:style-name="ce47">
            <text:p>96,6%</text:p>
          </table:table-cell>
          <table:table-cell office:value-type="float" office:value="674216" table:style-name="ce46">
            <text:p>674.216</text:p>
          </table:table-cell>
          <table:table-cell office:value-type="percentage" office:value="0.95861503178482721" table:style-name="ce47">
            <text:p>95,9%</text:p>
          </table:table-cell>
          <table:table-cell office:value-type="float" office:value="928370" table:style-name="ce46">
            <text:p>928.370</text:p>
          </table:table-cell>
          <table:table-cell office:value-type="percentage" office:value="0.95434439129795645" table:style-name="ce47">
            <text:p>95,4%</text:p>
          </table:table-cell>
          <table:table-cell office:value-type="float" office:value="1001027" table:style-name="ce46">
            <text:p>1.001.027</text:p>
          </table:table-cell>
          <table:table-cell office:value-type="percentage" office:value="0.85853507505761295" table:style-name="ce47">
            <text:p>85,9%</text:p>
          </table:table-cell>
          <table:table-cell office:value-type="float" office:value="702265" table:style-name="ce46">
            <text:p>702.265</text:p>
          </table:table-cell>
          <table:table-cell office:value-type="percentage" office:value="0.7395065498504696" table:style-name="ce47">
            <text:p>74,0%</text:p>
          </table:table-cell>
          <table:table-cell office:value-type="float" office:value="549225" table:style-name="ce46">
            <text:p>549.225</text:p>
          </table:table-cell>
          <table:table-cell office:value-type="percentage" office:value="0.73972187615744633" table:style-name="ce47">
            <text:p>74,0%</text:p>
          </table:table-cell>
          <table:table-cell office:value-type="float" office:value="415786" table:style-name="ce46">
            <text:p>415.786</text:p>
          </table:table-cell>
          <table:table-cell office:value-type="percentage" office:value="0.751137221746498" table:style-name="ce47">
            <text:p>75,1%</text:p>
          </table:table-cell>
          <table:table-cell office:value-type="float" office:value="5149633" table:style-name="ce46">
            <text:p>5.149.633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6143982447456369" table:style-name="ce47">
            <text:p>86,1%</text:p>
          </table:table-cell>
          <table:table-cell office:value-type="percentage" office:value="0.75954543791873852" table:style-name="ce47">
            <text:p>7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2822" table:style-name="ce46">
            <text:p>72.822</text:p>
          </table:table-cell>
          <table:table-cell office:value-type="percentage" office:value="1" table:style-name="ce47">
            <text:p>100,0%</text:p>
          </table:table-cell>
          <table:table-cell office:value-type="float" office:value="101106" table:style-name="ce46">
            <text:p>101.106</text:p>
          </table:table-cell>
          <table:table-cell office:value-type="percentage" office:value="0.98257514650288147" table:style-name="ce47">
            <text:p>98,3%</text:p>
          </table:table-cell>
          <table:table-cell office:value-type="float" office:value="144984" table:style-name="ce46">
            <text:p>144.984</text:p>
          </table:table-cell>
          <table:table-cell office:value-type="percentage" office:value="0.98689665030733309" table:style-name="ce47">
            <text:p>98,7%</text:p>
          </table:table-cell>
          <table:table-cell office:value-type="float" office:value="203935" table:style-name="ce46">
            <text:p>203.935</text:p>
          </table:table-cell>
          <table:table-cell office:value-type="percentage" office:value="0.9562919683385227" table:style-name="ce47">
            <text:p>95,6%</text:p>
          </table:table-cell>
          <table:table-cell office:value-type="float" office:value="224654" table:style-name="ce46">
            <text:p>224.654</text:p>
          </table:table-cell>
          <table:table-cell office:value-type="percentage" office:value="0.88391820803676469" table:style-name="ce47">
            <text:p>88,4%</text:p>
          </table:table-cell>
          <table:table-cell office:value-type="float" office:value="157378" table:style-name="ce46">
            <text:p>157.378</text:p>
          </table:table-cell>
          <table:table-cell office:value-type="percentage" office:value="0.75299397616302155" table:style-name="ce47">
            <text:p>75,3%</text:p>
          </table:table-cell>
          <table:table-cell office:value-type="float" office:value="129340" table:style-name="ce46">
            <text:p>129.340</text:p>
          </table:table-cell>
          <table:table-cell office:value-type="percentage" office:value="0.7508940597278343" table:style-name="ce47">
            <text:p>75,1%</text:p>
          </table:table-cell>
          <table:table-cell office:value-type="float" office:value="110734" table:style-name="ce46">
            <text:p>110.734</text:p>
          </table:table-cell>
          <table:table-cell office:value-type="percentage" office:value="0.78039945311288705" table:style-name="ce47">
            <text:p>78,0%</text:p>
          </table:table-cell>
          <table:table-cell office:value-type="float" office:value="1144953" table:style-name="ce46">
            <text:p>1.144.953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7391852913092294" table:style-name="ce47">
            <text:p>87,4%</text:p>
          </table:table-cell>
          <table:table-cell office:value-type="percentage" office:value="0.75761934979695633" table:style-name="ce47">
            <text:p>7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099" table:style-name="ce46">
            <text:p>42.099</text:p>
          </table:table-cell>
          <table:table-cell office:value-type="percentage" office:value="1" table:style-name="ce47">
            <text:p>100,0%</text:p>
          </table:table-cell>
          <table:table-cell office:value-type="float" office:value="55711" table:style-name="ce46">
            <text:p>55.711</text:p>
          </table:table-cell>
          <table:table-cell office:value-type="percentage" office:value="0.99854817895038717" table:style-name="ce47">
            <text:p>99,9%</text:p>
          </table:table-cell>
          <table:table-cell office:value-type="float" office:value="71448" table:style-name="ce46">
            <text:p>71.448</text:p>
          </table:table-cell>
          <table:table-cell office:value-type="percentage" office:value="0.96755322030225877" table:style-name="ce47">
            <text:p>96,8%</text:p>
          </table:table-cell>
          <table:table-cell office:value-type="float" office:value="90482" table:style-name="ce46">
            <text:p>90.482</text:p>
          </table:table-cell>
          <table:table-cell office:value-type="percentage" office:value="0.93575609655200942" table:style-name="ce47">
            <text:p>93,6%</text:p>
          </table:table-cell>
          <table:table-cell office:value-type="float" office:value="93499" table:style-name="ce46">
            <text:p>93.499</text:p>
          </table:table-cell>
          <table:table-cell office:value-type="percentage" office:value="0.86571544971389414" table:style-name="ce47">
            <text:p>86,6%</text:p>
          </table:table-cell>
          <table:table-cell office:value-type="float" office:value="61591" table:style-name="ce46">
            <text:p>61.591</text:p>
          </table:table-cell>
          <table:table-cell office:value-type="percentage" office:value="0.75719501850235427" table:style-name="ce47">
            <text:p>75,7%</text:p>
          </table:table-cell>
          <table:table-cell office:value-type="float" office:value="53573" table:style-name="ce46">
            <text:p>53.573</text:p>
          </table:table-cell>
          <table:table-cell office:value-type="percentage" office:value="0.78636957447120814" table:style-name="ce47">
            <text:p>78,6%</text:p>
          </table:table-cell>
          <table:table-cell office:value-type="float" office:value="45683" table:style-name="ce46">
            <text:p>45.683</text:p>
          </table:table-cell>
          <table:table-cell office:value-type="percentage" office:value="0.81015464283180816" table:style-name="ce47">
            <text:p>81,0%</text:p>
          </table:table-cell>
          <table:table-cell office:value-type="float" office:value="514086" table:style-name="ce46">
            <text:p>514.086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88429081076246141" table:style-name="ce47">
            <text:p>88,4%</text:p>
          </table:table-cell>
          <table:table-cell office:value-type="percentage" office:value="0.7775080649186249" table:style-name="ce47">
            <text:p>77,8%</text:p>
          </table:table-cell>
          <table:table-cell table:number-columns-repeated="16363" table:style-name="ce25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828" table:style-name="ce46">
            <text:p>161.828</text:p>
          </table:table-cell>
          <table:table-cell office:value-type="percentage" office:value="1.0245520734409623" table:style-name="ce47">
            <text:p>102,5%</text:p>
          </table:table-cell>
          <table:table-cell office:value-type="float" office:value="212107" table:style-name="ce46">
            <text:p>212.107</text:p>
          </table:table-cell>
          <table:table-cell office:value-type="percentage" office:value="0.99542896832659877" table:style-name="ce47">
            <text:p>99,5%</text:p>
          </table:table-cell>
          <table:table-cell office:value-type="float" office:value="272806" table:style-name="ce46">
            <text:p>272.806</text:p>
          </table:table-cell>
          <table:table-cell office:value-type="percentage" office:value="0.97389323823089469" table:style-name="ce47">
            <text:p>97,4%</text:p>
          </table:table-cell>
          <table:table-cell office:value-type="float" office:value="319788" table:style-name="ce46">
            <text:p>319.788</text:p>
          </table:table-cell>
          <table:table-cell office:value-type="percentage" office:value="0.94061657112098762" table:style-name="ce47">
            <text:p>94,1%</text:p>
          </table:table-cell>
          <table:table-cell office:value-type="float" office:value="314370" table:style-name="ce46">
            <text:p>314.370</text:p>
          </table:table-cell>
          <table:table-cell office:value-type="percentage" office:value="0.86810646917016676" table:style-name="ce47">
            <text:p>86,8%</text:p>
          </table:table-cell>
          <table:table-cell office:value-type="float" office:value="193958" table:style-name="ce46">
            <text:p>193.958</text:p>
          </table:table-cell>
          <table:table-cell office:value-type="percentage" office:value="0.74443757844194625" table:style-name="ce47">
            <text:p>74,4%</text:p>
          </table:table-cell>
          <table:table-cell office:value-type="float" office:value="152675" table:style-name="ce46">
            <text:p>152.675</text:p>
          </table:table-cell>
          <table:table-cell office:value-type="percentage" office:value="0.75756448043506308" table:style-name="ce47">
            <text:p>75,8%</text:p>
          </table:table-cell>
          <table:table-cell office:value-type="float" office:value="137106" table:style-name="ce46">
            <text:p>137.106</text:p>
          </table:table-cell>
          <table:table-cell office:value-type="percentage" office:value="0.81317390840183623" table:style-name="ce47">
            <text:p>81,3%</text:p>
          </table:table-cell>
          <table:table-cell office:value-type="float" office:value="1764638" table:style-name="ce46">
            <text:p>1.764.638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88946002984964789" table:style-name="ce47">
            <text:p>88,9%</text:p>
          </table:table-cell>
          <table:table-cell office:value-type="percentage" office:value="0.79470156324870389" table:style-name="ce47">
            <text:p>79,5%</text:p>
          </table:table-cell>
          <table:table-cell table:number-columns-repeated="16363" table:style-name="ce25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4" table:style-name="ce46">
            <text:p>2.374</text:p>
          </table:table-cell>
          <table:table-cell office:value-type="percentage" office:value="0.91132437619961615" table:style-name="ce47">
            <text:p>91,1%</text:p>
          </table:table-cell>
          <table:table-cell office:value-type="float" office:value="3854" table:style-name="ce46">
            <text:p>3.854</text:p>
          </table:table-cell>
          <table:table-cell office:value-type="percentage" office:value="0.89254284390921723" table:style-name="ce47">
            <text:p>89,3%</text:p>
          </table:table-cell>
          <table:table-cell office:value-type="float" office:value="7485" table:style-name="ce46">
            <text:p>7.485</text:p>
          </table:table-cell>
          <table:table-cell office:value-type="percentage" office:value="0.95265368461244748" table:style-name="ce47">
            <text:p>95,3%</text:p>
          </table:table-cell>
          <table:table-cell office:value-type="float" office:value="10353" table:style-name="ce46">
            <text:p>10.353</text:p>
          </table:table-cell>
          <table:table-cell office:value-type="percentage" office:value="0.89589823468328145" table:style-name="ce47">
            <text:p>89,6%</text:p>
          </table:table-cell>
          <table:table-cell office:value-type="float" office:value="10757" table:style-name="ce46">
            <text:p>10.757</text:p>
          </table:table-cell>
          <table:table-cell office:value-type="percentage" office:value="0.85089384591045725" table:style-name="ce47">
            <text:p>85,1%</text:p>
          </table:table-cell>
          <table:table-cell office:value-type="float" office:value="8581" table:style-name="ce46">
            <text:p>8.581</text:p>
          </table:table-cell>
          <table:table-cell office:value-type="percentage" office:value="0.72145619640154701" table:style-name="ce47">
            <text:p>72,1%</text:p>
          </table:table-cell>
          <table:table-cell office:value-type="float" office:value="8102" table:style-name="ce46">
            <text:p>8.102</text:p>
          </table:table-cell>
          <table:table-cell office:value-type="percentage" office:value="0.73876173976474879" table:style-name="ce47">
            <text:p>73,9%</text:p>
          </table:table-cell>
          <table:table-cell office:value-type="float" office:value="6894" table:style-name="ce46">
            <text:p>6.894</text:p>
          </table:table-cell>
          <table:table-cell office:value-type="percentage" office:value="0.75542406311637078" table:style-name="ce47">
            <text:p>75,5%</text:p>
          </table:table-cell>
          <table:table-cell office:value-type="float" office:value="58400" table:style-name="ce46">
            <text:p>58.400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2294088635242724" table:style-name="ce47">
            <text:p>82,3%</text:p>
          </table:table-cell>
          <table:table-cell office:value-type="percentage" office:value="0.69357022398517854" table:style-name="ce47">
            <text:p>69,4%</text:p>
          </table:table-cell>
          <table:table-cell table:number-columns-repeated="16363" table:style-name="ce25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61" table:style-name="ce46">
            <text:p>1.961</text:p>
          </table:table-cell>
          <table:table-cell office:value-type="percentage" office:value="0.8348233290762026" table:style-name="ce47">
            <text:p>83,5%</text:p>
          </table:table-cell>
          <table:table-cell office:value-type="float" office:value="3235" table:style-name="ce46">
            <text:p>3.235</text:p>
          </table:table-cell>
          <table:table-cell office:value-type="percentage" office:value="0.86312700106723583" table:style-name="ce47">
            <text:p>86,3%</text:p>
          </table:table-cell>
          <table:table-cell office:value-type="float" office:value="6976" table:style-name="ce46">
            <text:p>6.976</text:p>
          </table:table-cell>
          <table:table-cell office:value-type="percentage" office:value="0.89127379583493038" table:style-name="ce47">
            <text:p>89,1%</text:p>
          </table:table-cell>
          <table:table-cell office:value-type="float" office:value="9448" table:style-name="ce46">
            <text:p>9.448</text:p>
          </table:table-cell>
          <table:table-cell office:value-type="percentage" office:value="0.83618019293742807" table:style-name="ce47">
            <text:p>83,6%</text:p>
          </table:table-cell>
          <table:table-cell office:value-type="float" office:value="9760" table:style-name="ce46">
            <text:p>9.760</text:p>
          </table:table-cell>
          <table:table-cell office:value-type="percentage" office:value="0.81319780036660561" table:style-name="ce47">
            <text:p>81,3%</text:p>
          </table:table-cell>
          <table:table-cell office:value-type="float" office:value="8114" table:style-name="ce46">
            <text:p>8.114</text:p>
          </table:table-cell>
          <table:table-cell office:value-type="percentage" office:value="0.66875463611637687" table:style-name="ce47">
            <text:p>66,9%</text:p>
          </table:table-cell>
          <table:table-cell office:value-type="float" office:value="7700" table:style-name="ce46">
            <text:p>7.700</text:p>
          </table:table-cell>
          <table:table-cell office:value-type="percentage" office:value="0.6419341392246769" table:style-name="ce47">
            <text:p>64,2%</text:p>
          </table:table-cell>
          <table:table-cell office:value-type="float" office:value="6846" table:style-name="ce46">
            <text:p>6.846</text:p>
          </table:table-cell>
          <table:table-cell office:value-type="percentage" office:value="0.71506162523501149" table:style-name="ce47">
            <text:p>71,5%</text:p>
          </table:table-cell>
          <table:table-cell office:value-type="float" office:value="54040" table:style-name="ce46">
            <text:p>54.040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6191013295360022" table:style-name="ce47">
            <text:p>76,2%</text:p>
          </table:table-cell>
          <table:table-cell office:value-type="percentage" office:value="0.62060728558959988" table:style-name="ce47">
            <text:p>62,1%</text:p>
          </table:table-cell>
          <table:table-cell table:number-columns-repeated="16363" table:style-name="ce25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7" table:style-name="ce46">
            <text:p>17</text:p>
          </table:table-cell>
          <table:table-cell office:value-type="string" table:style-name="ce47">
            <text:p>-</text:p>
          </table:table-cell>
          <table:table-cell office:value-type="float" office:value="3402" table:style-name="ce46">
            <text:p>3.402</text:p>
          </table:table-cell>
          <table:table-cell office:value-type="string" table:style-name="ce47">
            <text:p>-</text:p>
          </table:table-cell>
          <table:table-cell office:value-type="float" office:value="8931" table:style-name="ce46">
            <text:p>8.931</text:p>
          </table:table-cell>
          <table:table-cell office:value-type="string" table:style-name="ce47">
            <text:p>-</text:p>
          </table:table-cell>
          <table:table-cell office:value-type="float" office:value="20631" table:style-name="ce46">
            <text:p>20.631</text:p>
          </table:table-cell>
          <table:table-cell office:value-type="string" table:style-name="ce47">
            <text:p>-</text:p>
          </table:table-cell>
          <table:table-cell office:value-type="float" office:value="29890" table:style-name="ce46">
            <text:p>29.890</text:p>
          </table:table-cell>
          <table:table-cell office:value-type="string" table:style-name="ce47">
            <text:p>-</text:p>
          </table:table-cell>
          <table:table-cell office:value-type="float" office:value="22543" table:style-name="ce46">
            <text:p>22.543</text:p>
          </table:table-cell>
          <table:table-cell office:value-type="string" table:style-name="ce47">
            <text:p>-</text:p>
          </table:table-cell>
          <table:table-cell office:value-type="float" office:value="1140" table:style-name="ce46">
            <text:p>1.140</text:p>
          </table:table-cell>
          <table:table-cell office:value-type="string" table:style-name="ce47">
            <text:p>-</text:p>
          </table:table-cell>
          <table:table-cell office:value-type="float" office:value="86577" table:style-name="ce46">
            <text:p>86.577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5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5" table:style-name="ce49">
            <text:p>25</text:p>
          </table:table-cell>
          <table:table-cell office:value-type="string" table:style-name="ce50">
            <text:p>-</text:p>
          </table:table-cell>
          <table:table-cell office:value-type="float" office:value="32" table:style-name="ce49">
            <text:p>32</text:p>
          </table:table-cell>
          <table:table-cell office:value-type="string" table:style-name="ce50">
            <text:p>-</text:p>
          </table:table-cell>
          <table:table-cell office:value-type="float" office:value="203" table:style-name="ce49">
            <text:p>203</text:p>
          </table:table-cell>
          <table:table-cell office:value-type="string" table:style-name="ce50">
            <text:p>-</text:p>
          </table:table-cell>
          <table:table-cell office:value-type="float" office:value="607" table:style-name="ce49">
            <text:p>607</text:p>
          </table:table-cell>
          <table:table-cell office:value-type="string" table:style-name="ce50">
            <text:p>-</text:p>
          </table:table-cell>
          <table:table-cell office:value-type="float" office:value="1144" table:style-name="ce49">
            <text:p>1.144</text:p>
          </table:table-cell>
          <table:table-cell office:value-type="string" table:style-name="ce50">
            <text:p>-</text:p>
          </table:table-cell>
          <table:table-cell office:value-type="float" office:value="1275" table:style-name="ce49">
            <text:p>1.275</text:p>
          </table:table-cell>
          <table:table-cell office:value-type="string" table:style-name="ce50">
            <text:p>-</text:p>
          </table:table-cell>
          <table:table-cell office:value-type="float" office:value="1083" table:style-name="ce49">
            <text:p>1.083</text:p>
          </table:table-cell>
          <table:table-cell office:value-type="string" table:style-name="ce50">
            <text:p>-</text:p>
          </table:table-cell>
          <table:table-cell office:value-type="float" office:value="148" table:style-name="ce49">
            <text:p>148</text:p>
          </table:table-cell>
          <table:table-cell office:value-type="string" table:style-name="ce50">
            <text:p>-</text:p>
          </table:table-cell>
          <table:table-cell office:value-type="float" office:value="4517" table:style-name="ce49">
            <text:p>4.517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5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00955" table:style-name="ce53">
            <text:p>2.900.955</text:p>
          </table:table-cell>
          <table:table-cell office:value-type="percentage" office:value="1" table:style-name="ce54">
            <text:p>100,0%</text:p>
          </table:table-cell>
          <table:table-cell office:value-type="float" office:value="3913884" table:style-name="ce53">
            <text:p>3.913.884</text:p>
          </table:table-cell>
          <table:table-cell office:value-type="percentage" office:value="0.98834331428051958" table:style-name="ce54">
            <text:p>98,8%</text:p>
          </table:table-cell>
          <table:table-cell office:value-type="float" office:value="5194472" table:style-name="ce53">
            <text:p>5.194.472</text:p>
          </table:table-cell>
          <table:table-cell office:value-type="percentage" office:value="0.97329691327651979" table:style-name="ce54">
            <text:p>97,3%</text:p>
          </table:table-cell>
          <table:table-cell office:value-type="float" office:value="6585976" table:style-name="ce53">
            <text:p>6.585.976</text:p>
          </table:table-cell>
          <table:table-cell office:value-type="percentage" office:value="0.93639833102668935" table:style-name="ce54">
            <text:p>93,6%</text:p>
          </table:table-cell>
          <table:table-cell office:value-type="float" office:value="6815291" table:style-name="ce53">
            <text:p>6.815.291</text:p>
          </table:table-cell>
          <table:table-cell office:value-type="percentage" office:value="0.86359834343187059" table:style-name="ce54">
            <text:p>86,4%</text:p>
          </table:table-cell>
          <table:table-cell office:value-type="float" office:value="4658699" table:style-name="ce53">
            <text:p>4.658.699</text:p>
          </table:table-cell>
          <table:table-cell office:value-type="percentage" office:value="0.74773638238168538" table:style-name="ce54">
            <text:p>74,8%</text:p>
          </table:table-cell>
          <table:table-cell office:value-type="float" office:value="3699749" table:style-name="ce53">
            <text:p>3.699.749</text:p>
          </table:table-cell>
          <table:table-cell office:value-type="percentage" office:value="0.74823424961170071" table:style-name="ce54">
            <text:p>74,8%</text:p>
          </table:table-cell>
          <table:table-cell office:value-type="float" office:value="3063336" table:style-name="ce53">
            <text:p>3.063.336</text:p>
          </table:table-cell>
          <table:table-cell office:value-type="percentage" office:value="0.78775606978809809" table:style-name="ce54">
            <text:p>78,8%</text:p>
          </table:table-cell>
          <table:table-cell office:value-type="float" office:value="36832362" table:style-name="ce53">
            <text:p>36.832.362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7446612731813922" table:style-name="ce54">
            <text:p>87,4%</text:p>
          </table:table-cell>
          <table:table-cell office:value-type="percentage" office:value="0.77622223189305894" table:style-name="ce54">
            <text:p>77,6%</text:p>
          </table:table-cell>
          <table:table-cell table:number-columns-repeated="16363" table:style-name="ce25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25"/>
          <table:table-cell table:style-name="ce55"/>
          <table:table-cell table:style-name="ce25"/>
          <table:table-cell table:style-name="ce55"/>
          <table:table-cell table:style-name="ce51"/>
          <table:table-cell table:style-name="ce55"/>
          <table:table-cell table:style-name="ce25"/>
          <table:table-cell table:style-name="ce55"/>
          <table:table-cell table:number-columns-repeated="2" table:style-name="ce25"/>
          <table:table-cell table:style-name="ce55"/>
          <table:table-cell table:number-columns-repeated="16366" table:style-name="ce25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10-07T13:36:21Z</meta:creation-date>
    <dc:date>2021-10-07T13:52:05Z</dc:date>
  </office:meta>
</office:document-meta>
</file>